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Basic/Standard/Sheet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9cm"/>
    </style:style>
    <style:style style:name="co2" style:family="table-column">
      <style:table-column-properties fo:break-before="auto" style:column-width="2.097cm"/>
    </style:style>
    <style:style style:name="co3" style:family="table-column">
      <style:table-column-properties fo:break-before="auto" style:column-width="3.664cm"/>
    </style:style>
    <style:style style:name="co4" style:family="table-column">
      <style:table-column-properties fo:break-before="auto" style:column-width="2.293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0.979cm"/>
    </style:style>
    <style:style style:name="co7" style:family="table-column">
      <style:table-column-properties fo:break-before="auto" style:column-width="2.798cm"/>
    </style:style>
    <style:style style:name="ro1" style:family="table-row">
      <style:table-row-properties style:row-height="0.423cm" fo:break-before="auto" style:use-optimal-row-height="true"/>
    </style:style>
    <style:style style:name="ro2" style:family="table-row">
      <style:table-row-properties style:row-height="0.441cm" fo:break-before="auto" style:use-optimal-row-height="true"/>
    </style:style>
    <style:style style:name="ro3" style:family="table-row">
      <style:table-row-properties style:row-height="0.508cm" fo:break-before="auto" style:use-optimal-row-height="true"/>
    </style:style>
    <style:style style:name="ro4" style:family="table-row">
      <style:table-row-properties style:row-height="0.423cm" fo:break-before="auto" style:use-optimal-row-height="false"/>
    </style:style>
    <style:style style:name="ro5" style:family="table-row">
      <style:table-row-properties style:row-height="0.418cm" fo:break-before="auto" style:use-optimal-row-height="false"/>
    </style:style>
    <style:style style:name="ro6" style:family="table-row">
      <style:table-row-properties style:row-height="0.45cm" fo:break-before="auto" style:use-optimal-row-height="false"/>
    </style:style>
    <style:style style:name="ro7" style:family="table-row">
      <style:table-row-properties style:row-height="0.411cm" fo:break-before="auto" style:use-optimal-row-height="false"/>
    </style:style>
    <style:style style:name="ro8" style:family="table-row">
      <style:table-row-properties style:row-height="0.743cm" fo:break-before="auto" style:use-optimal-row-height="true"/>
    </style:style>
    <style:style style:name="ta1" style:family="table" style:master-page-name="PageStyle_5f_Load_20_Libs">
      <style:table-properties table:display="true" style:writing-mode="lr-tb"/>
    </style:style>
    <style:style style:name="ta2" style:family="table" style:master-page-name="PageStyle_5f_MonteCarloBlackScholes">
      <style:table-properties table:display="true" style:writing-mode="lr-tb"/>
    </style:style>
    <number:number-style style:name="N2">
      <number:number number:decimal-places="2" number:min-integer-digits="1"/>
    </number:number-style>
    <number:boolean-style style:name="N10099" number:language="de" number:country="DE">
      <number:boolean/>
    </number:boolean-style>
    <style:style style:name="ce1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bold" style:font-size-asian="8pt" style:font-style-asian="italic" style:font-weight-asian="bold" style:font-name-complex="Arial1" style:font-size-complex="8pt" style:font-style-complex="italic" style:font-weight-complex="bold"/>
    </style:style>
    <style:style style:name="ce3" style:family="table-cell" style:parent-style-name="Default">
      <style:table-cell-properties fo:border-bottom="0.99pt solid #000000" fo:background-color="#ffffff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fo:background-color="#c0c0c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 style:data-style-name="N10099">
      <style:table-cell-properties fo:background-color="#ffffff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 style:data-style-name="N10099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3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bold" style:font-size-asian="8pt" style:font-style-asian="italic" style:font-weight-asian="bold" style:font-name-complex="Arial1" style:font-size-complex="8pt" style:font-style-complex="italic" style:font-weight-complex="bold"/>
    </style:style>
    <style:style style:name="ce14" style:family="table-cell" style:parent-style-name="Default">
      <style:table-cell-properties style:glyph-orientation-vertical="0" fo:border-bottom="0.99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c0c0c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" style:family="table-cell" style:parent-style-name="Default">
      <style:table-cell-properties style:glyph-orientation-vertical="0" fo:background-color="#ffffff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8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9" style:family="table-cell" style:parent-style-name="Default" style:data-style-name="N0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0" style:family="table-cell" style:parent-style-name="Default" style:data-style-name="N10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1" style:family="table-cell" style:parent-style-name="Default" style:data-style-name="N10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2" style:family="table-cell" style:parent-style-name="Excel_5f_BuiltIn_5f_Percent" style:data-style-name="N152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3" style:family="table-cell" style:parent-style-name="Excel_5f_BuiltIn_5f_Percent" style:data-style-name="N152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</style:style>
    <style:style style:name="ce25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ff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7" style:family="table-cell" style:parent-style-name="Default">
      <style:table-cell-properties fo:background-color="#ffffff"/>
      <style:text-properties fo:color="#dc23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2.49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9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0" style:family="table-cell" style:parent-style-name="Default" style:data-style-name="N153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1" style:family="table-cell" style:parent-style-name="Default">
      <style:table-cell-properties fo:background-color="transparent"/>
    </style:style>
    <style:style style:name="ce32" style:family="table-cell" style:parent-style-name="Default" style:data-style-name="N152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3" style:family="table-cell" style:parent-style-name="Default">
      <style:table-cell-properties fo:background-color="#ffffff"/>
    </style:style>
    <style:style style:name="ce34" style:family="table-cell" style:parent-style-name="Default" style:data-style-name="N2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gr1" style:family="graphic">
      <style:graphic-properties fo:background-color="#ffffff" fo:border="#000000"/>
    </style:style>
    <style:style style:name="gr2" style:family="graphic">
      <style:graphic-properties draw:stroke="none" draw:fill="none" draw:ole-draw-aspect="1"/>
    </style:style>
    <style:style style:name="P1" style:family="paragraph">
      <style:paragraph-properties fo:text-align="start"/>
      <style:text-properties fo:color="#000000" style:text-line-through-style="none" fo:font-family="'Courier New'" fo:font-size="9pt" fo:font-style="normal" style:text-underline-style="none"/>
    </style:style>
    <style:style style:name="T1" style:family="text">
      <style:text-properties style:use-window-font-color="true" style:text-outline="false" style:text-line-through-style="none" style:text-position="0% 100%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T2" style:family="text">
      <style:text-properties fo:color="#0000ff" style:text-outline="false" style:text-line-through-style="none" style:text-position="0% 100%" style:font-name="Arial1" fo:font-size="8pt" fo:font-style="italic" fo:text-shadow="none" style:text-underline-style="solid" style:text-underline-width="auto" style:text-underline-color="font-color" fo:font-weight="normal" style:font-size-asian="8pt" style:font-style-asian="italic" style:font-weight-asian="normal" style:font-name-complex="Arial1" style:font-size-complex="8pt" style:font-style-complex="italic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Load Libs" table:style-name="ta1" table:print="false">
        <office:forms form:automatic-focus="false" form:apply-design-mode="false"/>
        <table:table-column table:style-name="co1" table:number-columns-repeated="3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default-cell-style-name="ce9"/>
        <table:table-column table:style-name="co2" table:number-columns-repeated="244" table:default-cell-style-name="ce1"/>
        <table:table-row table:style-name="ro1">
          <table:table-cell table:number-columns-repeated="256"/>
        </table:table-row>
        <table:table-row table:style-name="ro1">
          <table:table-cell/>
          <table:table-cell table:style-name="ce2" office:value-type="string">
            <text:p>Note: <text:span text:style-name="T1">This sheet requires Obba 3.0 ( </text:span><text:span text:style-name="T2">http://www.obba.info/</text:span><text:span text:style-name="T1"> )</text:span></text:p>
          </table:table-cell>
          <table:table-cell table:number-columns-repeated="254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/>
          <table:table-cell table:style-name="ce3" office:value-type="string">
            <text:p>Object Viewer</text:p>
          </table:table-cell>
          <table:table-cell table:style-name="ce3"/>
          <table:table-cell/>
          <table:table-cell table:style-name="ce3" office:value-type="string">
            <text:p>Libraries</text:p>
          </table:table-cell>
          <table:table-cell table:style-name="ce3"/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4" office:value-type="string">
            <text:p>Parameters:</text:p>
          </table:table-cell>
          <table:table-cell table:style-name="ce4"/>
          <table:table-cell/>
          <table:table-cell table:style-name="ce4" office:value-type="string">
            <text:p>Load libraries from</text:p>
          </table:table-cell>
          <table:table-cell table:style-name="ce4"/>
          <table:table-cell table:number-columns-repeated="250"/>
        </table:table-row>
        <table:table-row table:style-name="ro2">
          <table:table-cell/>
          <table:table-cell office:value-type="string">
            <text:p>Visibility</text:p>
          </table:table-cell>
          <table:table-cell table:style-name="ce5" table:formula="of:=TRUE()" office:value-type="boolean" office:boolean-value="true">
            <text:p>WAHR</text:p>
          </table:table-cell>
          <table:table-cell/>
          <table:table-cell office:value-type="string">
            <text:p>Path:</text:p>
          </table:table-cell>
          <table:table-cell table:style-name="ce7" office:value-type="string">
            <text:p>lib</text:p>
          </table:table-cell>
          <table:table-cell table:number-columns-repeated="250"/>
        </table:table-row>
        <table:table-row table:style-name="ro1">
          <table:table-cell table:number-columns-repeated="4"/>
          <table:table-cell office:value-type="string">
            <text:p>isRelative:</text:p>
          </table:table-cell>
          <table:table-cell table:style-name="ce8" table:formula="of:=TRUE()" office:value-type="boolean" office:boolean-value="true">
            <text:p>WAHR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Result:</text:p>
          </table:table-cell>
          <table:table-cell table:style-name="ce4"/>
          <table:table-cell table:number-columns-repeated="253"/>
        </table:table-row>
        <table:table-row table:style-name="ro1">
          <table:table-cell/>
          <table:table-cell table:formula="of:=INFO.OBBA.OBBA.OBCONTROLPANELSETVISIBLE([.C8])" office:value-type="float" office:value="1">
            <text:p>1</text:p>
          </table:table-cell>
          <table:table-cell table:number-columns-repeated="2"/>
          <table:table-cell table:style-name="ce4" office:value-type="string">
            <text:p>Result:</text:p>
          </table:table-cell>
          <table:table-cell table:style-name="ce4"/>
          <table:table-cell table:number-columns-repeated="250"/>
        </table:table-row>
        <table:table-row table:style-name="ro1">
          <table:table-cell table:number-columns-repeated="4"/>
          <table:table-cell office:value-type="string">
            <text:p>Loaded:</text:p>
          </table:table-cell>
          <table:table-cell table:formula="of:=INFO.OBBA.OBBA.OBADDALLJARS([.F8];[.F9])" office:value-type="string" office:string-value="/Users/fries/Documents/Development/finmath experiments/spreadsheets/Monte Carlo Valuation with Black Scholes Model - European - Asian - Bermudan/lib">
            <text:p>/Users/fries/Documents/Development/finmath experiments/spreadsheets/Monte Carlo Valuation with Black Scholes Model - European - Asian - Bermudan/lib</text:p>
          </table:table-cell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3" office:value-type="string">
            <text:p>Obba Version</text:p>
          </table:table-cell>
          <table:table-cell table:style-name="ce3"/>
          <table:table-cell/>
          <table:table-cell table:style-name="ce3" office:value-type="string">
            <text:p>Reference cell below to ensure lib is loaded:</text:p>
          </table:table-cell>
          <table:table-cell table:style-name="ce3"/>
          <table:table-cell table:number-columns-repeated="250"/>
        </table:table-row>
        <table:table-row table:style-name="ro1">
          <table:table-cell table:number-columns-repeated="4"/>
          <table:table-cell table:style-name="ce6" table:formula="of:=IF(ISERROR([.F12]);NA();&quot;&quot;)">
            <text:p/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Result:</text:p>
          </table:table-cell>
          <table:table-cell table:style-name="ce4"/>
          <table:table-cell table:number-columns-repeated="253"/>
        </table:table-row>
        <table:table-row table:style-name="ro1">
          <table:table-cell/>
          <table:table-cell office:value-type="string">
            <text:p>Version:</text:p>
          </table:table-cell>
          <table:table-cell table:formula="of:=INFO.OBBA.OBBA.OBGETPROPERTY(&quot;version&quot;)" office:value-type="string" office:string-value="4.0.2">
            <text:p>4.0.2</text:p>
          </table:table-cell>
          <table:table-cell table:number-columns-repeated="253"/>
        </table:table-row>
        <table:table-row table:style-name="ro1" table:number-rows-repeated="104855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MonteCarloBlackScholes" table:style-name="ta2" table:print="false"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textarea form:name="TextBox1" form:control-implementation="ooo:com.sun.star.form.component.TextField" xml:id="control1" form:id="control1" form:value="&#13;&#10;import net.finmath.exception.CalculationException;&#13;&#10;import net.finmath.monteCarlo.assetDerivativeValuation.products.AbstractAssetMonteCarloProduct;&#13;&#10;import net.finmath.monteCarlo.assetDerivativeValuation.AssetModelMonteCarloSimulationInterface;&#13;&#10;import net.finmath.stochastic.ImmutableRandomVariableInterface;&#13;&#10;import net.finmath.stochastic.RandomVariableInterface;&#13;&#10;&#13;&#10;public class UserDefiniedAssetDerivative extends AbstractAssetMonteCarloProduct {&#13;&#10;&#13;&#10;&#9;double maturity;&#13;&#10;&#9;double strike;&#13;&#10;&#13;&#10;&#9;public UserDefiniedAssetDerivative(double maturity, double strike) {&#13;&#10;&#9;&#9;super();&#13;&#10;&#9;&#9;this.maturity&#9;= maturity;&#13;&#10;&#9;&#9;this.strike&#9;&#9;= strike;&#13;&#10;&#9;}&#13;&#10;&#13;&#10;&#9;public RandomVariableInterface getValues(double evaluationTime, AssetModelMonteCarloSimulationInterface model) throws CalculationException {&#13;&#10;&#9;&#9;// Get underlying and numeraire&#13;&#10;&#9;&#9;RandomVariableInterface underlyingAtMaturity&#9;= model.getAssetValue(maturity,0);&#13;&#10;&#13;&#10;&#9;&#9;// The payoff&#13;&#10;&#9;&#9;RandomVariableInterface values = underlyingAtMaturity.sub(strike).floor(0.0);&#13;&#10;&#13;&#10;&#9;&#9;// Discounting...&#13;&#10;&#9;&#9;ImmutableRandomVariableInterface&#9;numeraireAtMaturity&#9;&#9;= model.getNumeraire(maturity);&#13;&#10;&#9;&#9;values.div(numeraireAtMaturity);&#13;&#10;&#13;&#10;&#9;&#9;// ...to evaluation time.&#13;&#10;&#9;&#9;ImmutableRandomVariableInterface&#9;numeraireAtZero&#9;&#9;&#9;&#9;= model.getNumeraire(evaluationTime);&#13;&#10;&#9;&#9;values.mult(numeraireAtZero);&#13;&#10;&#13;&#10;&#9;&#9;return values;&#13;&#10;&#9;}&#13;&#10;}&#13;&#10;" form:convert-empty-to-null="true" form:linked-cell="MonteCarloBlackScholes.B20">
              <form:properties>
                <form:property form:property-name="DefaultControl" office:value-type="string" office:string-value="com.sun.star.form.control.TextField"/>
                <form:property form:property-name="HScroll" office:value-type="boolean" office:boolean-value="true"/>
                <form:property form:property-name="MultiLine" office:value-type="boolean" office:boolean-value="true"/>
                <form:property form:property-name="VScroll" office:value-type="boolean" office:boolean-value="true"/>
              </form:properties>
            </form:textarea>
          </form:form>
        </office:forms>
        <table:table-column table:style-name="co6" table:default-cell-style-name="ce10"/>
        <table:table-column table:style-name="co7" table:number-columns-repeated="255" table:default-cell-style-name="ce10"/>
        <table:table-row table:style-name="ro1">
          <table:table-cell table:number-columns-repeated="256"/>
        </table:table-row>
        <table:table-row table:style-name="ro3">
          <table:table-cell/>
          <table:table-cell table:style-name="ce11" table:formula="of:=&quot;Monte Carlo Black Scholes Model: This sheet illustrates the use of the class &quot;&amp;[.F7]" office:value-type="string" office:string-value="Monte Carlo Black Scholes Model: This sheet illustrates the use of the class net.finmath.montecarlo.assetderivativevaluation.MonteCarloBlackScholesModel">
            <text:p>Monte Carlo Black Scholes Model: This sheet illustrates the use of the class net.finmath.montecarlo.assetderivativevaluation.MonteCarloBlackScholesModel</text:p>
          </table:table-cell>
          <table:table-cell table:number-columns-repeated="254"/>
        </table:table-row>
        <table:table-row table:style-name="ro1">
          <table:table-cell/>
          <table:table-cell table:style-name="ce12" office:value-type="string">
            <text:p>Note: This sheet requires Obba 3.0 ( <text:span text:style-name="T2">http://www.obba.info/</text:span><text:span text:style-name="T1"> )</text:span></text:p>
          </table:table-cell>
          <table:table-cell table:number-columns-repeated="254"/>
        </table:table-row>
        <table:table-row table:style-name="ro1">
          <table:table-cell/>
          <table:table-cell table:style-name="ce13" office:value-type="string" table:number-columns-spanned="10" table:number-rows-spanned="1">
            <text:p>IMPORTANT: It is required that Obba runs under a JDK. A JRE is not sufficient (JDK is needed to instantiate “info.obba.javatools.Compiler”).</text:p>
          </table:table-cell>
          <table:covered-table-cell table:number-columns-repeated="7" table:style-name="ce13"/>
          <table:covered-table-cell table:number-columns-repeated="2" table:style-name="ce24"/>
          <table:table-cell table:number-columns-repeated="245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4" office:value-type="string">
            <text:p>Time Discretization</text:p>
          </table:table-cell>
          <table:table-cell table:style-name="ce14"/>
          <table:table-cell/>
          <table:table-cell table:style-name="ce14" office:value-type="string">
            <text:p>Monte Carlo Black Scholes Model</text:p>
          </table:table-cell>
          <table:table-cell table:style-name="ce14"/>
          <table:table-cell/>
          <table:table-cell table:style-name="ce14" office:value-type="string">
            <text:p>User Defined Product</text:p>
          </table:table-cell>
          <table:table-cell table:style-name="ce14"/>
          <table:table-cell/>
          <table:table-cell table:style-name="ce14" office:value-type="string">
            <text:p>Java Class (compile source)</text:p>
          </table:table-cell>
          <table:table-cell table:style-name="ce14"/>
          <table:table-cell table:number-columns-repeated="243"/>
          <table:table-cell table:style-name="ce35"/>
        </table:table-row>
        <table:table-row table:style-name="ro1">
          <table:table-cell table:number-columns-repeated="4"/>
          <table:table-cell office:value-type="string">
            <text:p>className</text:p>
          </table:table-cell>
          <table:table-cell office:value-type="string">
            <text:p>net.finmath.montecarlo.assetderivativevaluation.MonteCarloBlackScholesModel</text:p>
          </table:table-cell>
          <table:table-cell table:number-columns-repeated="249"/>
          <table:table-cell table:style-name="ce35"/>
        </table:table-row>
        <table:table-row table:style-name="ro1">
          <table:table-cell/>
          <table:table-cell table:style-name="ce15" office:value-type="string">
            <text:p>Parameters:</text:p>
          </table:table-cell>
          <table:table-cell table:style-name="ce15"/>
          <table:table-cell/>
          <table:table-cell table:style-name="ce15" office:value-type="string">
            <text:p>Parameters:</text:p>
          </table:table-cell>
          <table:table-cell table:style-name="ce15"/>
          <table:table-cell/>
          <table:table-cell table:style-name="ce15" office:value-type="string">
            <text:p>Parameters:</text:p>
          </table:table-cell>
          <table:table-cell table:style-name="ce15"/>
          <table:table-cell/>
          <table:table-cell table:style-name="ce15" office:value-type="string">
            <text:p>Object (of type „Class“)</text:p>
          </table:table-cell>
          <table:table-cell table:style-name="ce15"/>
          <table:table-cell table:number-columns-repeated="243"/>
          <table:table-cell table:style-name="ce35"/>
        </table:table-row>
        <table:table-row table:style-name="ro4">
          <table:table-cell/>
          <table:table-cell table:style-name="ce16" table:formula="of:=INFO.OBBA.OBBA.OBMAKE(&quot;td.start&quot;;&quot;double&quot;;[.C9])" office:value-type="string" office:string-value="td.start &#10;[4]">
            <text:p>td.start </text:p>
            <text:p>[4]</text:p>
          </table:table-cell>
          <table:table-cell office:value-type="float" office:value="0">
            <text:p>0</text:p>
          </table:table-cell>
          <table:table-cell/>
          <table:table-cell table:style-name="ce16" table:formula="of:=[.B14]" office:value-type="string" office:string-value="timeDiscretization &#10;[16]">
            <text:p>timeDiscretization </text:p>
            <text:p>[16]</text:p>
          </table:table-cell>
          <table:table-cell table:number-columns-repeated="2"/>
          <table:table-cell table:style-name="ce16" table:formula="of:=INFO.OBBA.OBBA.OBMAKE(&quot;optionMaturity&quot;;&quot;double&quot;;[.I9])" office:value-type="string" office:string-value="optionMaturity &#10;[11]">
            <text:p>optionMaturity </text:p>
            <text:p>[11]</text:p>
          </table:table-cell>
          <table:table-cell table:style-name="ce19" office:value-type="float" office:value="5">
            <text:p>5</text:p>
          </table:table-cell>
          <table:table-cell/>
          <table:table-cell table:formula="of:=INFO.OBBA.OBBA.OBCALL(&quot;userDefiniedAssetDerivativeObject&quot;;[.L12];obLibs&amp;&quot;sourceToClass&quot;;INFO.OBBA.OBBA.OBMAKE(&quot;&quot;;&quot;String&quot;;[.L13]);INFO.OBBA.OBBA.OBMAKE(&quot;&quot;;&quot;String&quot;;[.B20]))" office:value-type="float" office:value="0">
            <text:p>#VALUE!</text:p>
          </table:table-cell>
          <table:table-cell table:style-name="ce31"/>
          <table:table-cell table:number-columns-repeated="243"/>
          <table:table-cell table:style-name="ce35"/>
        </table:table-row>
        <table:table-row table:style-name="ro4">
          <table:table-cell/>
          <table:table-cell table:style-name="ce16" table:formula="of:=INFO.OBBA.OBBA.OBMAKE(&quot;td.num&quot;;&quot;int&quot;;[.C10])" office:value-type="string" office:string-value="td.num &#10;[5]">
            <text:p>td.num </text:p>
            <text:p>[5]</text:p>
          </table:table-cell>
          <table:table-cell office:value-type="float" office:value="20">
            <text:p>20</text:p>
          </table:table-cell>
          <table:table-cell/>
          <table:table-cell table:style-name="ce16" table:formula="of:=INFO.OBBA.OBBA.OBMAKE(&quot;numberOfPaths&quot;;&quot;int&quot;;[.F10])" office:value-type="string" office:string-value="numberOfPaths &#10;[7]">
            <text:p>numberOfPaths </text:p>
            <text:p>[7]</text:p>
          </table:table-cell>
          <table:table-cell office:value-type="float" office:value="10000">
            <text:p>10000</text:p>
          </table:table-cell>
          <table:table-cell/>
          <table:table-cell table:style-name="ce16" table:formula="of:=INFO.OBBA.OBBA.OBMAKE(&quot;optionStrike&quot;;&quot;double&quot;;[.I10])" office:value-type="string" office:string-value="optionStrike &#10;[12]">
            <text:p>optionStrike </text:p>
            <text:p>[12]</text:p>
          </table:table-cell>
          <table:table-cell office:value-type="float" office:value="100">
            <text:p>100</text:p>
          </table:table-cell>
          <table:table-cell/>
          <table:table-cell table:style-name="ce25" table:formula="of:=IF(AND(NOT(ISERROR([.L12]));ISERROR([.K9]));&quot;COMPILATION ERROR (check console)&quot;;&quot;&quot;)" office:value-type="string" office:string-value="COMPILATION ERROR (check console)">
            <text:p>COMPILATION ERROR (check console)</text:p>
          </table:table-cell>
          <table:table-cell table:number-columns-repeated="244"/>
          <table:table-cell table:style-name="ce35"/>
        </table:table-row>
        <table:table-row table:style-name="ro4">
          <table:table-cell/>
          <table:table-cell table:style-name="ce16" table:formula="of:=INFO.OBBA.OBBA.OBMAKE(&quot;td.step&quot;;&quot;double&quot;;[.C11])" office:value-type="string" office:string-value="td.step &#10;[6]">
            <text:p>td.step </text:p>
            <text:p>[6]</text:p>
          </table:table-cell>
          <table:table-cell office:value-type="float" office:value="0.5">
            <text:p>0,5</text:p>
          </table:table-cell>
          <table:table-cell/>
          <table:table-cell table:style-name="ce16" table:formula="of:=INFO.OBBA.OBBA.OBMAKE(&quot;initialValue&quot;;&quot;double&quot;;[.F11])" office:value-type="string" office:string-value="initialValue &#10;[8]">
            <text:p>initialValue </text:p>
            <text:p>[8]</text:p>
          </table:table-cell>
          <table:table-cell table:style-name="ce19" office:value-type="float" office:value="100">
            <text:p>100</text:p>
          </table:table-cell>
          <table:table-cell table:number-columns-repeated="4"/>
          <table:table-cell table:style-name="ce15" office:value-type="string">
            <text:p>Parameters</text:p>
          </table:table-cell>
          <table:table-cell table:style-name="ce15"/>
          <table:table-cell table:number-columns-repeated="243"/>
          <table:table-cell table:style-name="ce35"/>
        </table:table-row>
        <table:table-row table:style-name="ro4">
          <table:table-cell table:number-columns-repeated="4"/>
          <table:table-cell table:style-name="ce16" table:formula="of:=INFO.OBBA.OBBA.OBMAKE(&quot;riskFreeRate&quot;;&quot;double&quot;;[.F12])" office:value-type="string" office:string-value="riskFreeRate &#10;[9]">
            <text:p>riskFreeRate </text:p>
            <text:p>[9]</text:p>
          </table:table-cell>
          <table:table-cell table:style-name="ce20" office:value-type="percentage" office:value="0.05">
            <text:p>5%</text:p>
          </table:table-cell>
          <table:table-cell/>
          <table:table-cell table:style-name="ce15" office:value-type="string">
            <text:p>Object:</text:p>
          </table:table-cell>
          <table:table-cell table:style-name="ce15"/>
          <table:table-cell/>
          <table:table-cell table:style-name="ce26" office:value-type="string">
            <text:p>Compiler:</text:p>
          </table:table-cell>
          <table:table-cell table:style-name="ce16" table:formula="of:=INFO.OBBA.OBBA.OBMAKE(&quot;JavaCompiler&quot;;&quot;info.obba.javatools.Compiler&quot;)" office:value-type="string" office:string-value="JavaCompiler &#10;[13]">
            <text:p>JavaCompiler </text:p>
            <text:p>[13]</text:p>
          </table:table-cell>
          <table:table-cell table:number-columns-repeated="243"/>
          <table:table-cell table:style-name="ce35"/>
        </table:table-row>
        <table:table-row table:style-name="ro4">
          <table:table-cell/>
          <table:table-cell table:style-name="ce15" office:value-type="string">
            <text:p>Object:</text:p>
          </table:table-cell>
          <table:table-cell table:style-name="ce15"/>
          <table:table-cell/>
          <table:table-cell table:style-name="ce16" table:formula="of:=INFO.OBBA.OBBA.OBMAKE(&quot;volatility&quot;;&quot;double&quot;;[.F13])" office:value-type="string" office:string-value="volatility &#10;[10]">
            <text:p>volatility </text:p>
            <text:p>[10]</text:p>
          </table:table-cell>
          <table:table-cell table:style-name="ce21" office:value-type="percentage" office:value="0.2">
            <text:p>20%</text:p>
          </table:table-cell>
          <table:table-cell/>
          <table:table-cell table:formula="of:=INFO.OBBA.OBBA.OBMAKE(&quot;userDefinedProduct&quot;;[.K9];[.H9:.H10])" office:value-type="float" office:value="0">
            <text:p>#VALUE!</text:p>
          </table:table-cell>
          <table:table-cell table:number-columns-repeated="2"/>
          <table:table-cell table:style-name="ce26" office:value-type="string">
            <text:p>Class Name: </text:p>
          </table:table-cell>
          <table:table-cell table:style-name="ce32" office:value-type="string">
            <text:p>UserDefiniedAssetDerivative</text:p>
          </table:table-cell>
          <table:table-cell table:number-columns-repeated="243"/>
          <table:table-cell table:style-name="ce35"/>
        </table:table-row>
        <table:table-row table:style-name="ro5">
          <table:table-cell/>
          <table:table-cell table:style-name="ce16" table:formula="of:=INFO.OBBA.OBBA.OBMAKE(&quot;timeDiscretization&quot;;obLibs&amp;&quot;net.finmath.time.TimeDiscretization&quot;;[.B9:.B11])" office:value-type="string" office:string-value="timeDiscretization &#10;[16]">
            <text:p>timeDiscretization </text:p>
            <text:p>[16]</text:p>
          </table:table-cell>
          <table:table-cell table:number-columns-repeated="8"/>
          <table:table-cell table:style-name="ce27" table:formula="of:=IF(ISERROR([.L12]);&quot;UNABLE TO CREATE COMPILER! &quot;;&quot;&quot;)">
            <text:p/>
          </table:table-cell>
          <table:table-cell table:style-name="ce33"/>
          <table:table-cell table:number-columns-repeated="243"/>
          <table:table-cell table:style-name="ce35"/>
        </table:table-row>
        <table:table-row table:style-name="ro1">
          <table:table-cell table:number-columns-repeated="4"/>
          <table:table-cell table:style-name="ce15" office:value-type="string">
            <text:p>Object:</text:p>
          </table:table-cell>
          <table:table-cell table:style-name="ce15"/>
          <table:table-cell table:number-columns-repeated="7"/>
          <table:table-cell table:style-name="ce33" table:number-columns-repeated="2"/>
          <table:table-cell table:number-columns-repeated="240"/>
          <table:table-cell table:style-name="ce35"/>
        </table:table-row>
        <table:table-row table:style-name="ro5">
          <table:table-cell table:number-columns-repeated="4"/>
          <table:table-cell table:style-name="ce16" table:formula="of:=INFO.OBBA.OBBA.OBMAKE(&quot;monteCarloBlackScholes&quot;;obLibs&amp;[.F7];[.E9:.E13])" office:value-type="string" office:string-value="monteCarloBlackScholes &#10;[19]">
            <text:p>monteCarloBlackScholes </text:p>
            <text:p>[19]</text:p>
          </table:table-cell>
          <table:table-cell table:number-columns-repeated="5"/>
          <table:table-cell table:style-name="ce28" office:value-type="string">
            <text:p>Result</text:p>
          </table:table-cell>
          <table:table-cell table:style-name="ce28"/>
          <table:table-cell table:number-columns-repeated="243"/>
          <table:table-cell table:style-name="ce35"/>
        </table:table-row>
        <table:table-row table:style-name="ro1">
          <table:table-cell table:number-columns-repeated="5"/>
          <table:table-cell table:style-name="ce22"/>
          <table:table-cell table:number-columns-repeated="249"/>
          <table:table-cell table:style-name="ce35"/>
        </table:table-row>
        <table:table-row table:style-name="ro1">
          <table:table-cell table:number-columns-repeated="5"/>
          <table:table-cell table:style-name="ce23"/>
          <table:table-cell table:number-columns-repeated="4"/>
          <table:table-cell table:style-name="ce29" office:value-type="string">
            <text:p>Value:</text:p>
          </table:table-cell>
          <table:table-cell table:style-name="ce34" table:formula="of:=INFO.OBBA.OBBA.OBGET(INFO.OBBA.OBBA.OBCALL(&quot;&quot;;[.H13];&quot;getValue&quot;;[.$E$16]))" office:value-type="float" office:value="0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/>
          <table:table-cell table:style-name="ce14" office:value-type="string">
            <text:p>Source Code (Note: Compilation errors are printed to the Java console):</text:p>
          </table:table-cell>
          <table:table-cell table:style-name="ce14" table:number-columns-repeated="4"/>
          <table:table-cell table:number-columns-repeated="4"/>
          <table:table-cell table:formula="of:=INFO.OBBA.OBBA.OBGET(INFO.OBBA.OBBA.OBCALL(&quot;&quot;;[.H13];&quot;getValues&quot;;[.$E$16]))" office:value-type="float" office:value="0">
            <text:p>#VALUE!</text:p>
          </table:table-cell>
          <table:table-cell table:number-columns-repeated="244"/>
          <table:table-cell table:style-name="ce35"/>
        </table:table-row>
        <table:table-row table:style-name="ro6">
          <table:table-cell>
            <draw:control table:end-cell-address="MonteCarloBlackScholes.J47" table:end-x="2.625cm" table:end-y="0.211cm" draw:z-index="1" draw:name="TextBox1" draw:style-name="gr1" draw:text-style-name="P1" svg:width="25.036cm" svg:height="11.949cm" svg:x="0.948cm" svg:y="0.026cm" draw:control="control1"/>
          </table:table-cell>
          <table:table-cell table:style-name="ce17" office:value-type="string" table:number-columns-spanned="5" table:number-rows-spanned="20">
            <text:p/>
            <text:p>package net.finmath.demo;</text:p>
            <text:p/>
            <text:p>import net.finmath.exception.CalculationException;</text:p>
            <text:p>import net.finmath.montecarlo.assetderivativevaluation.products.AbstractAssetMonteCarloProduct;</text:p>
            <text:p>import net.finmath.montecarlo.assetderivativevaluation.AssetModelMonteCarloSimulationInterface;</text:p>
            <text:p>import net.finmath.stochastic.RandomVariableInterface;</text:p>
            <text:p/>
            <text:p>public class UserDefiniedAssetDerivative extends AbstractAssetMonteCarloProduct {</text:p>
            <text:p/>
            <text:p><text:tab/>private double maturity;</text:p>
            <text:p><text:tab/>private double strike;</text:p>
            <text:p/>
            <text:p><text:tab/>public UserDefiniedAssetDerivative(double maturity, double strike) {</text:p>
            <text:p><text:tab/><text:tab/>super();</text:p>
            <text:p><text:tab/><text:tab/>this.maturity<text:tab/>= maturity;</text:p>
            <text:p><text:tab/><text:tab/>this.strike<text:tab/><text:tab/>= strike;</text:p>
            <text:p><text:tab/>}</text:p>
            <text:p/>
            <text:p><text:tab/>public RandomVariableInterface getValue(double evaluationTime, AssetModelMonteCarloSimulationInterface model) throws CalculationException {</text:p>
            <text:p><text:tab/><text:tab/>// Get underlying and numeraire</text:p>
            <text:p><text:tab/><text:tab/>RandomVariableInterface underlyingAtMaturity<text:tab/>= model.getAssetValue(maturity,0);</text:p>
            <text:p/>
            <text:p><text:tab/><text:tab/>// The payoff</text:p>
            <text:p><text:tab/><text:tab/>RandomVariableInterface values = underlyingAtMaturity.sub(strike).floor(0.0);</text:p>
            <text:p/>
            <text:p><text:tab/><text:tab/>// Discounting...</text:p>
            <text:p><text:tab/><text:tab/>RandomVariableInterface<text:tab/>numeraireAtMaturity<text:tab/><text:tab/>= model.getNumeraire(maturity);</text:p>
            <text:p><text:tab/><text:tab/>values = values.div(numeraireAtMaturity);</text:p>
            <text:p/>
            <text:p><text:tab/><text:tab/>// ...to evaluation time.</text:p>
            <text:p><text:tab/><text:tab/>RandomVariableInterface<text:tab/>numeraireAtZero<text:tab/><text:tab/><text:tab/>= model.getNumeraire(evaluationTime);</text:p>
            <text:p><text:tab/><text:tab/>values = values.mult(numeraireAtZero);</text:p>
            <text:p/>
            <text:p><text:tab/><text:tab/>return values;</text:p>
            <text:p><text:tab/>}</text:p>
            <text:p>}</text:p>
            <text:p/>
          </table:table-cell>
          <table:covered-table-cell table:number-columns-repeated="4" table:style-name="ce18"/>
          <table:table-cell table:number-columns-repeated="249"/>
          <table:table-cell table:style-name="ce35"/>
        </table:table-row>
        <table:table-row table:style-name="ro1">
          <table:table-cell/>
          <table:covered-table-cell table:style-name="ce18" office:value-type="string">
            <text:p>import net.finmath.exception.CalculationException;</text:p>
            <text:p>import net.finmath.monteCarlo.assetDerivativeValuation.products.AbstractAssetMonteCarloProduct;</text:p>
            <text:p>import net.finmath.monteCarlo.assetDerivativeValuation.AssetModelMonteCarloSimulationInterface;</text:p>
            <text:p>import net.finmath.stochastic.ImmutableRandomVariableInterface;</text:p>
            <text:p>import net.finmath.stochastic.RandomVariableInterface;</text:p>
            <text:p/>
            <text:p>public class UserDefiniedAssetDerivative extends AbstractAssetMonteCarloProduct {</text:p>
            <text:p/>
            <text:p><text:tab/>double maturity;</text:p>
            <text:p><text:tab/>double strike;</text:p>
            <text:p><text:tab/></text:p>
            <text:p><text:tab/>/**</text:p>
            <text:p><text:tab/> * @param strike</text:p>
            <text:p><text:tab/> * @param maturity</text:p>
            <text:p><text:tab/> */</text:p>
            <text:p><text:tab/>public UserDefiniedAssetDerivative(double maturity, double strike) {</text:p>
            <text:p><text:tab/><text:tab/>this.maturity<text:tab/>= maturity;</text:p>
            <text:p><text:tab/><text:tab/>this.strike<text:tab/><text:tab/>= strike;</text:p>
            <text:p><text:tab/>}</text:p>
            <text:p/>
            <text:p><text:tab/>/**</text:p>
            <text:p><text:tab/> * This method returns the value random variable of the product within the specified model, evaluated at a given evalutationTime.</text:p>
            <text:p><text:tab/> * Note: For a lattice this is often the value conditional to evalutationTime, for a Monte-Carlo simulation this is the (sum of) value discounted to evaluation time.</text:p>
            <text:p><text:tab/> * Cashflows prior evaluationTime are not considered.</text:p>
            <text:p><text:tab/> * </text:p>
            <text:p><text:tab/> * @param evaluationTime The time on which this products value should be observed.</text:p>
            <text:p><text:tab/> * @param model The model used to value the product.</text:p>
            <text:p><text:tab/> * @return The random variable representing the value of the product discounted to evaluation time</text:p>
            <text:p><text:tab/> */</text:p>
            <text:p><text:tab/>@Override</text:p>
            <text:p><text:tab/>public RandomVariableInterface getValues(double evaluationTime, AssetModelMonteCarloSimulationInterface model) throws CalculationException {</text:p>
            <text:p><text:tab/><text:tab/>// Get underlying and numeraire</text:p>
            <text:p><text:tab/><text:tab/>RandomVariableInterface underlyingAtMaturity<text:tab/>= model.getAssetValue(maturity,0);</text:p>
            <text:p><text:tab/><text:tab/></text:p>
            <text:p><text:tab/><text:tab/>// The payoff</text:p>
            <text:p><text:tab/><text:tab/>RandomVariableInterface values = underlyingAtMaturity.sub(2*strike).floor(0.0);</text:p>
            <text:p><text:tab/><text:tab/></text:p>
            <text:p><text:tab/><text:tab/>// Discounting...</text:p>
            <text:p><text:tab/><text:tab/>ImmutableRandomVariableInterface<text:tab/>numeraireAtMaturity<text:tab/><text:tab/>= model.getNumeraire(maturity);</text:p>
            <text:p><text:tab/><text:tab/>values.div(numeraireAtMaturity);</text:p>
            <text:p/>
            <text:p><text:tab/><text:tab/>// ...to evaluation time.</text:p>
            <text:p><text:tab/><text:tab/>ImmutableRandomVariableInterface<text:tab/>numeraireAtZero<text:tab/><text:tab/><text:tab/><text:tab/>= model.getNumeraire(evaluationTime);</text:p>
            <text:p><text:tab/><text:tab/>values.mult(numeraireAtZero);</text:p>
            <text:p/>
            <text:p><text:tab/><text:tab/>return values;</text:p>
            <text:p><text:tab/>}</text:p>
            <text:p>}</text:p>
            <text:p/>
          </table:covered-table-cell>
          <table:covered-table-cell table:number-columns-repeated="4" table:style-name="ce18"/>
          <table:table-cell table:number-columns-repeated="4"/>
          <table:table-cell>
            <draw:frame table:end-cell-address="MonteCarloBlackScholes.N35" table:end-x="0.003cm" table:end-y="0.028cm" draw:z-index="0" draw:name="Chart 1" draw:style-name="gr2" svg:width="8.389cm" svg:height="5.955cm" svg:x="0.007cm" svg:y="0cm">
              <draw:object draw:notify-on-update-of-ranges="MonteCarloBlackScholes.K38:MonteCarloBlackScholes.K287 MonteCarloBlackScholes.L38:MonteCarloBlackScholes.L28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44"/>
          <table:table-cell table:style-name="ce35"/>
        </table:table-row>
        <table:table-row table:style-name="ro1">
          <table:table-cell/>
          <table:covered-table-cell table:number-columns-repeated="5" table:style-name="ce18"/>
          <table:table-cell table:number-columns-repeated="249"/>
          <table:table-cell table:style-name="ce35"/>
        </table:table-row>
        <table:table-row table:style-name="ro1">
          <table:table-cell/>
          <table:covered-table-cell table:number-columns-repeated="5" table:style-name="ce18"/>
          <table:table-cell table:number-columns-repeated="249"/>
          <table:table-cell table:style-name="ce35"/>
        </table:table-row>
        <table:table-row table:style-name="ro1">
          <table:table-cell/>
          <table:covered-table-cell table:number-columns-repeated="5" table:style-name="ce18"/>
          <table:table-cell table:number-columns-repeated="249"/>
          <table:table-cell table:style-name="ce35"/>
        </table:table-row>
        <table:table-row table:style-name="ro1">
          <table:table-cell/>
          <table:covered-table-cell table:number-columns-repeated="5" table:style-name="ce18"/>
          <table:table-cell table:number-columns-repeated="249"/>
          <table:table-cell table:style-name="ce35"/>
        </table:table-row>
        <table:table-row table:style-name="ro1">
          <table:table-cell/>
          <table:covered-table-cell table:number-columns-repeated="5" table:style-name="ce18"/>
          <table:table-cell table:number-columns-repeated="249"/>
          <table:table-cell table:style-name="ce35"/>
        </table:table-row>
        <table:table-row table:style-name="ro1">
          <table:table-cell/>
          <table:covered-table-cell table:number-columns-repeated="5" table:style-name="ce18"/>
          <table:table-cell table:number-columns-repeated="249"/>
          <table:table-cell table:style-name="ce35"/>
        </table:table-row>
        <table:table-row table:style-name="ro1">
          <table:table-cell/>
          <table:covered-table-cell table:number-columns-repeated="5" table:style-name="ce18"/>
          <table:table-cell table:number-columns-repeated="249"/>
          <table:table-cell table:style-name="ce35"/>
        </table:table-row>
        <table:table-row table:style-name="ro1">
          <table:table-cell/>
          <table:covered-table-cell table:number-columns-repeated="5" table:style-name="ce18"/>
          <table:table-cell table:number-columns-repeated="249"/>
          <table:table-cell table:style-name="ce35"/>
        </table:table-row>
        <table:table-row table:style-name="ro1">
          <table:table-cell/>
          <table:covered-table-cell table:number-columns-repeated="5" table:style-name="ce18"/>
          <table:table-cell table:number-columns-repeated="249"/>
          <table:table-cell table:style-name="ce35"/>
        </table:table-row>
        <table:table-row table:style-name="ro1">
          <table:table-cell/>
          <table:covered-table-cell table:number-columns-repeated="5" table:style-name="ce18"/>
          <table:table-cell table:number-columns-repeated="249"/>
          <table:table-cell table:style-name="ce35"/>
        </table:table-row>
        <table:table-row table:style-name="ro1">
          <table:table-cell/>
          <table:covered-table-cell table:number-columns-repeated="5" table:style-name="ce18"/>
          <table:table-cell table:number-columns-repeated="249"/>
          <table:table-cell table:style-name="ce35"/>
        </table:table-row>
        <table:table-row table:style-name="ro1">
          <table:table-cell/>
          <table:covered-table-cell table:number-columns-repeated="5" table:style-name="ce18"/>
          <table:table-cell table:number-columns-repeated="249"/>
          <table:table-cell table:style-name="ce35"/>
        </table:table-row>
        <table:table-row table:style-name="ro1">
          <table:table-cell/>
          <table:covered-table-cell table:number-columns-repeated="5" table:style-name="ce18"/>
          <table:table-cell table:number-columns-repeated="249"/>
          <table:table-cell table:style-name="ce35"/>
        </table:table-row>
        <table:table-row table:style-name="ro7">
          <table:table-cell/>
          <table:covered-table-cell table:number-columns-repeated="5" table:style-name="ce18"/>
          <table:table-cell table:number-columns-repeated="249"/>
          <table:table-cell table:style-name="ce35"/>
        </table:table-row>
        <table:table-row table:style-name="ro8">
          <table:table-cell/>
          <table:covered-table-cell table:number-columns-repeated="5" table:style-name="ce18"/>
          <table:table-cell table:number-columns-repeated="4"/>
          <table:table-cell table:style-name="ce16" table:formula="of:=INFO.OBBA.OBBA.OBCALL(&quot;underlyingValue&quot;;[.E16];&quot;getAssetValue&quot;;[.H9];INFO.OBBA.OBBA.OBMAKE(&quot;&quot;;&quot;int&quot;;0))" office:value-type="string" office:string-value="underlyingValue &#10;[21]">
            <text:p>underlyingValue </text:p>
            <text:p>[21]</text:p>
          </table:table-cell>
          <table:table-cell table:style-name="ce16" table:formula="of:=INFO.OBBA.OBBA.OBCALL(&quot;optionValues&quot;;[.H13];&quot;getValue&quot;;INFO.OBBA.OBBA.OBMAKE(&quot;&quot;;&quot;double&quot;;0);[.$E$16])" office:value-type="float" office:value="0">
            <text:p>#VALUE!</text:p>
          </table:table-cell>
          <table:table-cell table:number-columns-repeated="243"/>
          <table:table-cell table:style-name="ce35"/>
        </table:table-row>
        <table:table-row table:style-name="ro4">
          <table:table-cell/>
          <table:covered-table-cell table:number-columns-repeated="5" table:style-name="ce18"/>
          <table:table-cell table:number-columns-repeated="249"/>
          <table:table-cell table:style-name="ce35"/>
        </table:table-row>
        <table:table-row table:style-name="ro1">
          <table:table-cell/>
          <table:covered-table-cell table:number-columns-repeated="5" table:style-name="ce18"/>
          <table:table-cell table:number-columns-repeated="4"/>
          <table:table-cell table:style-name="ce30" table:number-matrix-columns-spanned="1" table:number-matrix-rows-spanned="250" table:formula="of:=TRANSPOSE(INFO.OBBA.OBBA.OBGET(INFO.OBBA.OBBA.OBCALL(&quot;&quot;;[.K36];&quot;getRealizations&quot;)))" office:value-type="float" office:value="74.7962632612591">
            <text:p>74,8</text:p>
          </table:table-cell>
          <table:table-cell table:style-name="ce30" table:number-matrix-columns-spanned="1" table:number-matrix-rows-spanned="250" table:formula="of:=TRANSPOSE(INFO.OBBA.OBBA.OBGET(INFO.OBBA.OBBA.OBCALL(&quot;&quot;;[.L36];&quot;getRealizations&quot;)))" office:value-type="float" office:value="0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/>
          <table:covered-table-cell table:number-columns-repeated="5" table:style-name="ce18"/>
          <table:table-cell table:number-columns-repeated="4"/>
          <table:table-cell table:style-name="ce30" office:value-type="float" office:value="93.0083693371148">
            <text:p>93,0</text:p>
          </table:table-cell>
          <table:table-cell table:style-name="ce30" office:value-type="float" office:value="0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52.4262587259132">
            <text:p>52,4</text:p>
          </table:table-cell>
          <table:table-cell table:style-name="ce30" office:value-type="float" office:value="0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00.46520306894">
            <text:p>100,5</text:p>
          </table:table-cell>
          <table:table-cell table:style-name="ce30" office:value-type="float" office:value="0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207.248319797215">
            <text:p>207,2</text:p>
          </table:table-cell>
          <table:table-cell table:style-name="ce30" office:value-type="float" office:value="0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10.133257533941">
            <text:p>110,1</text:p>
          </table:table-cell>
          <table:table-cell table:style-name="ce30" office:value-type="float" office:value="0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56.0942593329034">
            <text:p>56,1</text:p>
          </table:table-cell>
          <table:table-cell table:style-name="ce30" office:value-type="float" office:value="0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67.8578868500795">
            <text:p>67,9</text:p>
          </table:table-cell>
          <table:table-cell table:style-name="ce30" office:value-type="float" office:value="0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46.881510090612">
            <text:p>146,9</text:p>
          </table:table-cell>
          <table:table-cell table:style-name="ce30" office:value-type="float" office:value="0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24.398092909264">
            <text:p>124,4</text:p>
          </table:table-cell>
          <table:table-cell table:style-name="ce30" office:value-type="float" office:value="0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46.7542114904943">
            <text:p>46,8</text:p>
          </table:table-cell>
          <table:table-cell table:style-name="ce30" office:value-type="float" office:value="0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81.7141636934347">
            <text:p>81,7</text:p>
          </table:table-cell>
          <table:table-cell table:style-name="ce30" office:value-type="float" office:value="0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50.2159537264171">
            <text:p>50,2</text:p>
          </table:table-cell>
          <table:table-cell table:style-name="ce30" office:value-type="float" office:value="0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14.210988212773">
            <text:p>114,2</text:p>
          </table:table-cell>
          <table:table-cell table:style-name="ce30" office:value-type="float" office:value="0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30.50491795766">
            <text:p>130,5</text:p>
          </table:table-cell>
          <table:table-cell table:style-name="ce30" office:value-type="float" office:value="0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08.852201318182">
            <text:p>108,9</text:p>
          </table:table-cell>
          <table:table-cell table:style-name="ce30" office:value-type="float" office:value="0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41.503347546183">
            <text:p>141,5</text:p>
          </table:table-cell>
          <table:table-cell table:style-name="ce30" office:value-type="float" office:value="0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76.6843629666837">
            <text:p>76,7</text:p>
          </table:table-cell>
          <table:table-cell table:style-name="ce30" office:value-type="float" office:value="0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98.8155741582596">
            <text:p>98,8</text:p>
          </table:table-cell>
          <table:table-cell table:style-name="ce30" office:value-type="float" office:value="0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71.766793243928">
            <text:p>171,8</text:p>
          </table:table-cell>
          <table:table-cell table:style-name="ce30" office:value-type="float" office:value="0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79.3025363614558">
            <text:p>79,3</text:p>
          </table:table-cell>
          <table:table-cell table:style-name="ce30" office:value-type="float" office:value="0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41.207713509102">
            <text:p>141,2</text:p>
          </table:table-cell>
          <table:table-cell table:style-name="ce30" office:value-type="float" office:value="0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206.331328827297">
            <text:p>206,3</text:p>
          </table:table-cell>
          <table:table-cell table:style-name="ce30" office:value-type="float" office:value="0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25.625811971512">
            <text:p>125,6</text:p>
          </table:table-cell>
          <table:table-cell table:style-name="ce30" office:value-type="float" office:value="0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67.2423664455184">
            <text:p>67,2</text:p>
          </table:table-cell>
          <table:table-cell table:style-name="ce30" office:value-type="float" office:value="0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207.326224866528">
            <text:p>207,3</text:p>
          </table:table-cell>
          <table:table-cell table:style-name="ce30" office:value-type="float" office:value="0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25.438832050284">
            <text:p>125,4</text:p>
          </table:table-cell>
          <table:table-cell table:style-name="ce30" office:value-type="float" office:value="0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68.2558264600366">
            <text:p>68,3</text:p>
          </table:table-cell>
          <table:table-cell table:style-name="ce30" office:value-type="float" office:value="0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81.1923261073962">
            <text:p>81,2</text:p>
          </table:table-cell>
          <table:table-cell table:style-name="ce30" office:value-type="float" office:value="0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96.6894635621295">
            <text:p>96,7</text:p>
          </table:table-cell>
          <table:table-cell table:style-name="ce30" office:value-type="float" office:value="0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79.8799597918084">
            <text:p>79,9</text:p>
          </table:table-cell>
          <table:table-cell table:style-name="ce30" office:value-type="float" office:value="0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90.281796941079">
            <text:p>90,3</text:p>
          </table:table-cell>
          <table:table-cell table:style-name="ce30" office:value-type="float" office:value="0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82.3130060600819">
            <text:p>82,3</text:p>
          </table:table-cell>
          <table:table-cell table:style-name="ce30" office:value-type="float" office:value="0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70.495630163657">
            <text:p>170,5</text:p>
          </table:table-cell>
          <table:table-cell table:style-name="ce30" office:value-type="float" office:value="0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55.8251786526677">
            <text:p>55,8</text:p>
          </table:table-cell>
          <table:table-cell table:style-name="ce30" office:value-type="float" office:value="0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10.189127855455">
            <text:p>110,2</text:p>
          </table:table-cell>
          <table:table-cell table:style-name="ce30" office:value-type="float" office:value="0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13.664665145091">
            <text:p>113,7</text:p>
          </table:table-cell>
          <table:table-cell table:style-name="ce30" office:value-type="float" office:value="0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87.6207043192276">
            <text:p>87,6</text:p>
          </table:table-cell>
          <table:table-cell table:style-name="ce30" office:value-type="float" office:value="0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03.760470296769">
            <text:p>103,8</text:p>
          </table:table-cell>
          <table:table-cell table:style-name="ce30" office:value-type="float" office:value="0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25.024123327939">
            <text:p>125,0</text:p>
          </table:table-cell>
          <table:table-cell table:style-name="ce30" office:value-type="float" office:value="0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16.219255988081">
            <text:p>116,2</text:p>
          </table:table-cell>
          <table:table-cell table:style-name="ce30" office:value-type="float" office:value="0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15.63188578468">
            <text:p>115,6</text:p>
          </table:table-cell>
          <table:table-cell table:style-name="ce30" office:value-type="float" office:value="0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207.386709651934">
            <text:p>207,4</text:p>
          </table:table-cell>
          <table:table-cell table:style-name="ce30" office:value-type="float" office:value="0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39.296164426705">
            <text:p>139,3</text:p>
          </table:table-cell>
          <table:table-cell table:style-name="ce30" office:value-type="float" office:value="0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88.519669073286">
            <text:p>88,5</text:p>
          </table:table-cell>
          <table:table-cell table:style-name="ce30" office:value-type="float" office:value="0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88.093019823173">
            <text:p>88,1</text:p>
          </table:table-cell>
          <table:table-cell table:style-name="ce30" office:value-type="float" office:value="0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74.3533854910831">
            <text:p>74,4</text:p>
          </table:table-cell>
          <table:table-cell table:style-name="ce30" office:value-type="float" office:value="0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42.480976674788">
            <text:p>142,5</text:p>
          </table:table-cell>
          <table:table-cell table:style-name="ce30" office:value-type="float" office:value="0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01.423815976731">
            <text:p>101,4</text:p>
          </table:table-cell>
          <table:table-cell table:style-name="ce30" office:value-type="float" office:value="0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72.3296039349693">
            <text:p>72,3</text:p>
          </table:table-cell>
          <table:table-cell table:style-name="ce30" office:value-type="float" office:value="0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62.504708952053">
            <text:p>162,5</text:p>
          </table:table-cell>
          <table:table-cell table:style-name="ce30" office:value-type="float" office:value="0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82.7661945227537">
            <text:p>82,8</text:p>
          </table:table-cell>
          <table:table-cell table:style-name="ce30" office:value-type="float" office:value="0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44.865929241184">
            <text:p>144,9</text:p>
          </table:table-cell>
          <table:table-cell table:style-name="ce30" office:value-type="float" office:value="0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96.2615244006372">
            <text:p>96,3</text:p>
          </table:table-cell>
          <table:table-cell table:style-name="ce30" office:value-type="float" office:value="0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34.708516620132">
            <text:p>134,7</text:p>
          </table:table-cell>
          <table:table-cell table:style-name="ce30" office:value-type="float" office:value="0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29.454698009819">
            <text:p>129,5</text:p>
          </table:table-cell>
          <table:table-cell table:style-name="ce30" office:value-type="float" office:value="0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88.1565830796878">
            <text:p>88,2</text:p>
          </table:table-cell>
          <table:table-cell table:style-name="ce30" office:value-type="float" office:value="0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60.199088295267">
            <text:p>60,2</text:p>
          </table:table-cell>
          <table:table-cell table:style-name="ce30" office:value-type="float" office:value="0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36.137153901335">
            <text:p>36,1</text:p>
          </table:table-cell>
          <table:table-cell table:style-name="ce30" office:value-type="float" office:value="0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20.925924556398">
            <text:p>120,9</text:p>
          </table:table-cell>
          <table:table-cell table:style-name="ce30" office:value-type="float" office:value="0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22.044848393887">
            <text:p>122,0</text:p>
          </table:table-cell>
          <table:table-cell table:style-name="ce30" office:value-type="float" office:value="0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79.653777761545">
            <text:p>179,7</text:p>
          </table:table-cell>
          <table:table-cell table:style-name="ce30" office:value-type="float" office:value="0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82.8710605912711">
            <text:p>82,9</text:p>
          </table:table-cell>
          <table:table-cell table:style-name="ce30" office:value-type="float" office:value="0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54.037719032488">
            <text:p>154,0</text:p>
          </table:table-cell>
          <table:table-cell table:style-name="ce30" office:value-type="float" office:value="0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80.3010238953646">
            <text:p>80,3</text:p>
          </table:table-cell>
          <table:table-cell table:style-name="ce30" office:value-type="float" office:value="0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57.9453292667369">
            <text:p>57,9</text:p>
          </table:table-cell>
          <table:table-cell table:style-name="ce30" office:value-type="float" office:value="0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75.6668564244163">
            <text:p>75,7</text:p>
          </table:table-cell>
          <table:table-cell table:style-name="ce30" office:value-type="float" office:value="0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69.9726344181769">
            <text:p>70,0</text:p>
          </table:table-cell>
          <table:table-cell table:style-name="ce30" office:value-type="float" office:value="0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14.255849380964">
            <text:p>114,3</text:p>
          </table:table-cell>
          <table:table-cell table:style-name="ce30" office:value-type="float" office:value="0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28.53632438749">
            <text:p>128,5</text:p>
          </table:table-cell>
          <table:table-cell table:style-name="ce30" office:value-type="float" office:value="0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09.171444710521">
            <text:p>109,2</text:p>
          </table:table-cell>
          <table:table-cell table:style-name="ce30" office:value-type="float" office:value="0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57.4592652281536">
            <text:p>57,5</text:p>
          </table:table-cell>
          <table:table-cell table:style-name="ce30" office:value-type="float" office:value="0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46.9917502948328">
            <text:p>47,0</text:p>
          </table:table-cell>
          <table:table-cell table:style-name="ce30" office:value-type="float" office:value="0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70.2137851414631">
            <text:p>70,2</text:p>
          </table:table-cell>
          <table:table-cell table:style-name="ce30" office:value-type="float" office:value="0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01.694702106407">
            <text:p>101,7</text:p>
          </table:table-cell>
          <table:table-cell table:style-name="ce30" office:value-type="float" office:value="0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94.4862695066843">
            <text:p>94,5</text:p>
          </table:table-cell>
          <table:table-cell table:style-name="ce30" office:value-type="float" office:value="0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95.9923963906069">
            <text:p>96,0</text:p>
          </table:table-cell>
          <table:table-cell table:style-name="ce30" office:value-type="float" office:value="0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58.314910633484">
            <text:p>158,3</text:p>
          </table:table-cell>
          <table:table-cell table:style-name="ce30" office:value-type="float" office:value="0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72.5986126517171">
            <text:p>72,6</text:p>
          </table:table-cell>
          <table:table-cell table:style-name="ce30" office:value-type="float" office:value="0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61.2298672942391">
            <text:p>61,2</text:p>
          </table:table-cell>
          <table:table-cell table:style-name="ce30" office:value-type="float" office:value="0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61.9696838129268">
            <text:p>62,0</text:p>
          </table:table-cell>
          <table:table-cell table:style-name="ce30" office:value-type="float" office:value="0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45.703667534824">
            <text:p>145,7</text:p>
          </table:table-cell>
          <table:table-cell table:style-name="ce30" office:value-type="float" office:value="0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23.555453501971">
            <text:p>123,6</text:p>
          </table:table-cell>
          <table:table-cell table:style-name="ce30" office:value-type="float" office:value="0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99.5675965682806">
            <text:p>99,6</text:p>
          </table:table-cell>
          <table:table-cell table:style-name="ce30" office:value-type="float" office:value="0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18.090770064678">
            <text:p>118,1</text:p>
          </table:table-cell>
          <table:table-cell table:style-name="ce30" office:value-type="float" office:value="0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56.2893074379934">
            <text:p>56,3</text:p>
          </table:table-cell>
          <table:table-cell table:style-name="ce30" office:value-type="float" office:value="0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65.7775886340231">
            <text:p>65,8</text:p>
          </table:table-cell>
          <table:table-cell table:style-name="ce30" office:value-type="float" office:value="0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75.7472408530648">
            <text:p>75,7</text:p>
          </table:table-cell>
          <table:table-cell table:style-name="ce30" office:value-type="float" office:value="0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74.061641099234">
            <text:p>174,1</text:p>
          </table:table-cell>
          <table:table-cell table:style-name="ce30" office:value-type="float" office:value="0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46.518636692537">
            <text:p>146,5</text:p>
          </table:table-cell>
          <table:table-cell table:style-name="ce30" office:value-type="float" office:value="0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07.25280446272">
            <text:p>107,3</text:p>
          </table:table-cell>
          <table:table-cell table:style-name="ce30" office:value-type="float" office:value="0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73.2063127228529">
            <text:p>73,2</text:p>
          </table:table-cell>
          <table:table-cell table:style-name="ce30" office:value-type="float" office:value="0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45.9888170632986">
            <text:p>46,0</text:p>
          </table:table-cell>
          <table:table-cell table:style-name="ce30" office:value-type="float" office:value="0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70.0968890445485">
            <text:p>70,1</text:p>
          </table:table-cell>
          <table:table-cell table:style-name="ce30" office:value-type="float" office:value="0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36.545069603253">
            <text:p>136,5</text:p>
          </table:table-cell>
          <table:table-cell table:style-name="ce30" office:value-type="float" office:value="0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30.025809083941">
            <text:p>130,0</text:p>
          </table:table-cell>
          <table:table-cell table:style-name="ce30" office:value-type="float" office:value="0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295.500044548888">
            <text:p>295,5</text:p>
          </table:table-cell>
          <table:table-cell table:style-name="ce30" office:value-type="float" office:value="0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244.170374119769">
            <text:p>244,2</text:p>
          </table:table-cell>
          <table:table-cell table:style-name="ce30" office:value-type="float" office:value="0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52.7263154689112">
            <text:p>52,7</text:p>
          </table:table-cell>
          <table:table-cell table:style-name="ce30" office:value-type="float" office:value="0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89.1049186840608">
            <text:p>89,1</text:p>
          </table:table-cell>
          <table:table-cell table:style-name="ce30" office:value-type="float" office:value="0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58.762575225563">
            <text:p>158,8</text:p>
          </table:table-cell>
          <table:table-cell table:style-name="ce30" office:value-type="float" office:value="0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13.58503826352">
            <text:p>113,6</text:p>
          </table:table-cell>
          <table:table-cell table:style-name="ce30" office:value-type="float" office:value="0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79.774739290565">
            <text:p>179,8</text:p>
          </table:table-cell>
          <table:table-cell table:style-name="ce30" office:value-type="float" office:value="0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94.2226050231473">
            <text:p>94,2</text:p>
          </table:table-cell>
          <table:table-cell table:style-name="ce30" office:value-type="float" office:value="0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51.593234198625">
            <text:p>151,6</text:p>
          </table:table-cell>
          <table:table-cell table:style-name="ce30" office:value-type="float" office:value="0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37.520829634888">
            <text:p>137,5</text:p>
          </table:table-cell>
          <table:table-cell table:style-name="ce30" office:value-type="float" office:value="0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45.347262681513">
            <text:p>145,3</text:p>
          </table:table-cell>
          <table:table-cell table:style-name="ce30" office:value-type="float" office:value="0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88.1152164262714">
            <text:p>88,1</text:p>
          </table:table-cell>
          <table:table-cell table:style-name="ce30" office:value-type="float" office:value="0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82.4582384076357">
            <text:p>82,5</text:p>
          </table:table-cell>
          <table:table-cell table:style-name="ce30" office:value-type="float" office:value="0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30.613811214164">
            <text:p>130,6</text:p>
          </table:table-cell>
          <table:table-cell table:style-name="ce30" office:value-type="float" office:value="0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58.65037413175">
            <text:p>158,7</text:p>
          </table:table-cell>
          <table:table-cell table:style-name="ce30" office:value-type="float" office:value="0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293.239401638636">
            <text:p>293,2</text:p>
          </table:table-cell>
          <table:table-cell table:style-name="ce30" office:value-type="float" office:value="0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38.569205204937">
            <text:p>138,6</text:p>
          </table:table-cell>
          <table:table-cell table:style-name="ce30" office:value-type="float" office:value="0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85.9616298739304">
            <text:p>86,0</text:p>
          </table:table-cell>
          <table:table-cell table:style-name="ce30" office:value-type="float" office:value="0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62.421692020174">
            <text:p>162,4</text:p>
          </table:table-cell>
          <table:table-cell table:style-name="ce30" office:value-type="float" office:value="0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62.0167937967265">
            <text:p>62,0</text:p>
          </table:table-cell>
          <table:table-cell table:style-name="ce30" office:value-type="float" office:value="0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50.777854129767">
            <text:p>150,8</text:p>
          </table:table-cell>
          <table:table-cell table:style-name="ce30" office:value-type="float" office:value="0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98.2940605159585">
            <text:p>98,3</text:p>
          </table:table-cell>
          <table:table-cell table:style-name="ce30" office:value-type="float" office:value="0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36.2868177540281">
            <text:p>36,3</text:p>
          </table:table-cell>
          <table:table-cell table:style-name="ce30" office:value-type="float" office:value="0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82.7857344048162">
            <text:p>82,8</text:p>
          </table:table-cell>
          <table:table-cell table:style-name="ce30" office:value-type="float" office:value="0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98.5117069906753">
            <text:p>98,5</text:p>
          </table:table-cell>
          <table:table-cell table:style-name="ce30" office:value-type="float" office:value="0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39.5616676301151">
            <text:p>39,6</text:p>
          </table:table-cell>
          <table:table-cell table:style-name="ce30" office:value-type="float" office:value="0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71.045651893504">
            <text:p>171,0</text:p>
          </table:table-cell>
          <table:table-cell table:style-name="ce30" office:value-type="float" office:value="0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78.166215581259">
            <text:p>178,2</text:p>
          </table:table-cell>
          <table:table-cell table:style-name="ce30" office:value-type="float" office:value="0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97.9657875453755">
            <text:p>98,0</text:p>
          </table:table-cell>
          <table:table-cell table:style-name="ce30" office:value-type="float" office:value="0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60.875459328114">
            <text:p>60,9</text:p>
          </table:table-cell>
          <table:table-cell table:style-name="ce30" office:value-type="float" office:value="0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29.042786991367">
            <text:p>129,0</text:p>
          </table:table-cell>
          <table:table-cell table:style-name="ce30" office:value-type="float" office:value="0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92.0450601047413">
            <text:p>92,0</text:p>
          </table:table-cell>
          <table:table-cell table:style-name="ce30" office:value-type="float" office:value="0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75.415819656737">
            <text:p>175,4</text:p>
          </table:table-cell>
          <table:table-cell table:style-name="ce30" office:value-type="float" office:value="0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45.207359320536">
            <text:p>145,2</text:p>
          </table:table-cell>
          <table:table-cell table:style-name="ce30" office:value-type="float" office:value="0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29.093098462766">
            <text:p>129,1</text:p>
          </table:table-cell>
          <table:table-cell table:style-name="ce30" office:value-type="float" office:value="0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55.16605008868">
            <text:p>155,2</text:p>
          </table:table-cell>
          <table:table-cell table:style-name="ce30" office:value-type="float" office:value="0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02.925371889634">
            <text:p>102,9</text:p>
          </table:table-cell>
          <table:table-cell table:style-name="ce30" office:value-type="float" office:value="0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248.433477968875">
            <text:p>248,4</text:p>
          </table:table-cell>
          <table:table-cell table:style-name="ce30" office:value-type="float" office:value="0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66.754725636369">
            <text:p>166,8</text:p>
          </table:table-cell>
          <table:table-cell table:style-name="ce30" office:value-type="float" office:value="0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96.7846481768852">
            <text:p>96,8</text:p>
          </table:table-cell>
          <table:table-cell table:style-name="ce30" office:value-type="float" office:value="0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11.820139544036">
            <text:p>111,8</text:p>
          </table:table-cell>
          <table:table-cell table:style-name="ce30" office:value-type="float" office:value="0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82.5364280090986">
            <text:p>82,5</text:p>
          </table:table-cell>
          <table:table-cell table:style-name="ce30" office:value-type="float" office:value="0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23.661108014523">
            <text:p>123,7</text:p>
          </table:table-cell>
          <table:table-cell table:style-name="ce30" office:value-type="float" office:value="0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33.612490293303">
            <text:p>133,6</text:p>
          </table:table-cell>
          <table:table-cell table:style-name="ce30" office:value-type="float" office:value="0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17.412191914897">
            <text:p>117,4</text:p>
          </table:table-cell>
          <table:table-cell table:style-name="ce30" office:value-type="float" office:value="0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82.063710870812">
            <text:p>182,1</text:p>
          </table:table-cell>
          <table:table-cell table:style-name="ce30" office:value-type="float" office:value="0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56.482702679428">
            <text:p>156,5</text:p>
          </table:table-cell>
          <table:table-cell table:style-name="ce30" office:value-type="float" office:value="0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16.167706001539">
            <text:p>116,2</text:p>
          </table:table-cell>
          <table:table-cell table:style-name="ce30" office:value-type="float" office:value="0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99.461150358714">
            <text:p>199,5</text:p>
          </table:table-cell>
          <table:table-cell table:style-name="ce30" office:value-type="float" office:value="0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63.6777218955417">
            <text:p>63,7</text:p>
          </table:table-cell>
          <table:table-cell table:style-name="ce30" office:value-type="float" office:value="0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209.224466311814">
            <text:p>209,2</text:p>
          </table:table-cell>
          <table:table-cell table:style-name="ce30" office:value-type="float" office:value="0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07.03767609872">
            <text:p>107,0</text:p>
          </table:table-cell>
          <table:table-cell table:style-name="ce30" office:value-type="float" office:value="0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223.148348637961">
            <text:p>223,1</text:p>
          </table:table-cell>
          <table:table-cell table:style-name="ce30" office:value-type="float" office:value="0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236.600683283844">
            <text:p>236,6</text:p>
          </table:table-cell>
          <table:table-cell table:style-name="ce30" office:value-type="float" office:value="0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83.3662537011542">
            <text:p>83,4</text:p>
          </table:table-cell>
          <table:table-cell table:style-name="ce30" office:value-type="float" office:value="0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05.64145346462">
            <text:p>105,6</text:p>
          </table:table-cell>
          <table:table-cell table:style-name="ce30" office:value-type="float" office:value="0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72.6984371376466">
            <text:p>72,7</text:p>
          </table:table-cell>
          <table:table-cell table:style-name="ce30" office:value-type="float" office:value="0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23.683209872482">
            <text:p>123,7</text:p>
          </table:table-cell>
          <table:table-cell table:style-name="ce30" office:value-type="float" office:value="0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92.3487554512827">
            <text:p>92,3</text:p>
          </table:table-cell>
          <table:table-cell table:style-name="ce30" office:value-type="float" office:value="0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91.8294041057357">
            <text:p>91,8</text:p>
          </table:table-cell>
          <table:table-cell table:style-name="ce30" office:value-type="float" office:value="0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206.753925956393">
            <text:p>206,8</text:p>
          </table:table-cell>
          <table:table-cell table:style-name="ce30" office:value-type="float" office:value="0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03.481664614254">
            <text:p>103,5</text:p>
          </table:table-cell>
          <table:table-cell table:style-name="ce30" office:value-type="float" office:value="0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24.049190956153">
            <text:p>124,0</text:p>
          </table:table-cell>
          <table:table-cell table:style-name="ce30" office:value-type="float" office:value="0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63.6357278028717">
            <text:p>63,6</text:p>
          </table:table-cell>
          <table:table-cell table:style-name="ce30" office:value-type="float" office:value="0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06.892365723798">
            <text:p>106,9</text:p>
          </table:table-cell>
          <table:table-cell table:style-name="ce30" office:value-type="float" office:value="0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92.733893447757">
            <text:p>192,7</text:p>
          </table:table-cell>
          <table:table-cell table:style-name="ce30" office:value-type="float" office:value="0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77.1006354444901">
            <text:p>77,1</text:p>
          </table:table-cell>
          <table:table-cell table:style-name="ce30" office:value-type="float" office:value="0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41.3067356912759">
            <text:p>41,3</text:p>
          </table:table-cell>
          <table:table-cell table:style-name="ce30" office:value-type="float" office:value="0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45.254745328985">
            <text:p>145,3</text:p>
          </table:table-cell>
          <table:table-cell table:style-name="ce30" office:value-type="float" office:value="0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88.067404176016">
            <text:p>188,1</text:p>
          </table:table-cell>
          <table:table-cell table:style-name="ce30" office:value-type="float" office:value="0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90.6212636990629">
            <text:p>90,6</text:p>
          </table:table-cell>
          <table:table-cell table:style-name="ce30" office:value-type="float" office:value="0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328.233160127836">
            <text:p>328,2</text:p>
          </table:table-cell>
          <table:table-cell table:style-name="ce30" office:value-type="float" office:value="0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25.367906932633">
            <text:p>125,4</text:p>
          </table:table-cell>
          <table:table-cell table:style-name="ce30" office:value-type="float" office:value="0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12.762075710267">
            <text:p>112,8</text:p>
          </table:table-cell>
          <table:table-cell table:style-name="ce30" office:value-type="float" office:value="0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259.783692366855">
            <text:p>259,8</text:p>
          </table:table-cell>
          <table:table-cell table:style-name="ce30" office:value-type="float" office:value="0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62.875361284853">
            <text:p>162,9</text:p>
          </table:table-cell>
          <table:table-cell table:style-name="ce30" office:value-type="float" office:value="0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72.981004376676">
            <text:p>173,0</text:p>
          </table:table-cell>
          <table:table-cell table:style-name="ce30" office:value-type="float" office:value="0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83.605200846338">
            <text:p>83,6</text:p>
          </table:table-cell>
          <table:table-cell table:style-name="ce30" office:value-type="float" office:value="0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65.612303891797">
            <text:p>165,6</text:p>
          </table:table-cell>
          <table:table-cell table:style-name="ce30" office:value-type="float" office:value="0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98.624982323343">
            <text:p>198,6</text:p>
          </table:table-cell>
          <table:table-cell table:style-name="ce30" office:value-type="float" office:value="0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42.212494826334">
            <text:p>142,2</text:p>
          </table:table-cell>
          <table:table-cell table:style-name="ce30" office:value-type="float" office:value="0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25.354467244081">
            <text:p>125,4</text:p>
          </table:table-cell>
          <table:table-cell table:style-name="ce30" office:value-type="float" office:value="0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23.362613773586">
            <text:p>123,4</text:p>
          </table:table-cell>
          <table:table-cell table:style-name="ce30" office:value-type="float" office:value="0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292.360629794318">
            <text:p>292,4</text:p>
          </table:table-cell>
          <table:table-cell table:style-name="ce30" office:value-type="float" office:value="0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86.194951924727">
            <text:p>86,2</text:p>
          </table:table-cell>
          <table:table-cell table:style-name="ce30" office:value-type="float" office:value="0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92.2027261671045">
            <text:p>92,2</text:p>
          </table:table-cell>
          <table:table-cell table:style-name="ce30" office:value-type="float" office:value="0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73.888791973262">
            <text:p>173,9</text:p>
          </table:table-cell>
          <table:table-cell table:style-name="ce30" office:value-type="float" office:value="0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75.852102738592">
            <text:p>175,9</text:p>
          </table:table-cell>
          <table:table-cell table:style-name="ce30" office:value-type="float" office:value="0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11.944754139151">
            <text:p>111,9</text:p>
          </table:table-cell>
          <table:table-cell table:style-name="ce30" office:value-type="float" office:value="0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30.00608065573">
            <text:p>130,0</text:p>
          </table:table-cell>
          <table:table-cell table:style-name="ce30" office:value-type="float" office:value="0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51.69131305244">
            <text:p>151,7</text:p>
          </table:table-cell>
          <table:table-cell table:style-name="ce30" office:value-type="float" office:value="0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31.844128690469">
            <text:p>131,8</text:p>
          </table:table-cell>
          <table:table-cell table:style-name="ce30" office:value-type="float" office:value="0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76.8028998742767">
            <text:p>76,8</text:p>
          </table:table-cell>
          <table:table-cell table:style-name="ce30" office:value-type="float" office:value="0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02.152519258671">
            <text:p>102,2</text:p>
          </table:table-cell>
          <table:table-cell table:style-name="ce30" office:value-type="float" office:value="0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11.271857214316">
            <text:p>111,3</text:p>
          </table:table-cell>
          <table:table-cell table:style-name="ce30" office:value-type="float" office:value="0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16.627162867698">
            <text:p>116,6</text:p>
          </table:table-cell>
          <table:table-cell table:style-name="ce30" office:value-type="float" office:value="0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69.1751587900028">
            <text:p>69,2</text:p>
          </table:table-cell>
          <table:table-cell table:style-name="ce30" office:value-type="float" office:value="0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47.7845885917675">
            <text:p>47,8</text:p>
          </table:table-cell>
          <table:table-cell table:style-name="ce30" office:value-type="float" office:value="0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85.9348193136452">
            <text:p>85,9</text:p>
          </table:table-cell>
          <table:table-cell table:style-name="ce30" office:value-type="float" office:value="0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210.895441240116">
            <text:p>210,9</text:p>
          </table:table-cell>
          <table:table-cell table:style-name="ce30" office:value-type="float" office:value="0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17.233986268219">
            <text:p>117,2</text:p>
          </table:table-cell>
          <table:table-cell table:style-name="ce30" office:value-type="float" office:value="0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58.1458496709065">
            <text:p>58,1</text:p>
          </table:table-cell>
          <table:table-cell table:style-name="ce30" office:value-type="float" office:value="0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18.482466836434">
            <text:p>118,5</text:p>
          </table:table-cell>
          <table:table-cell table:style-name="ce30" office:value-type="float" office:value="0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21.733848962334">
            <text:p>121,7</text:p>
          </table:table-cell>
          <table:table-cell table:style-name="ce30" office:value-type="float" office:value="0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95.5258048379637">
            <text:p>95,5</text:p>
          </table:table-cell>
          <table:table-cell table:style-name="ce30" office:value-type="float" office:value="0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200.333780485441">
            <text:p>200,3</text:p>
          </table:table-cell>
          <table:table-cell table:style-name="ce30" office:value-type="float" office:value="0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219.76125838157">
            <text:p>219,8</text:p>
          </table:table-cell>
          <table:table-cell table:style-name="ce30" office:value-type="float" office:value="0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67.0144033825427">
            <text:p>67,0</text:p>
          </table:table-cell>
          <table:table-cell table:style-name="ce30" office:value-type="float" office:value="0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213.016359566601">
            <text:p>213,0</text:p>
          </table:table-cell>
          <table:table-cell table:style-name="ce30" office:value-type="float" office:value="0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231.330815664331">
            <text:p>231,3</text:p>
          </table:table-cell>
          <table:table-cell table:style-name="ce30" office:value-type="float" office:value="0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66.5269318823905">
            <text:p>66,5</text:p>
          </table:table-cell>
          <table:table-cell table:style-name="ce30" office:value-type="float" office:value="0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65.1035919783335">
            <text:p>65,1</text:p>
          </table:table-cell>
          <table:table-cell table:style-name="ce30" office:value-type="float" office:value="0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88.389402074651">
            <text:p>188,4</text:p>
          </table:table-cell>
          <table:table-cell table:style-name="ce30" office:value-type="float" office:value="0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86.6053112169075">
            <text:p>86,6</text:p>
          </table:table-cell>
          <table:table-cell table:style-name="ce30" office:value-type="float" office:value="0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49.615796506072">
            <text:p>149,6</text:p>
          </table:table-cell>
          <table:table-cell table:style-name="ce30" office:value-type="float" office:value="0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76.6794398198706">
            <text:p>76,7</text:p>
          </table:table-cell>
          <table:table-cell table:style-name="ce30" office:value-type="float" office:value="0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72.7402783210887">
            <text:p>72,7</text:p>
          </table:table-cell>
          <table:table-cell table:style-name="ce30" office:value-type="float" office:value="0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294.435170008867">
            <text:p>294,4</text:p>
          </table:table-cell>
          <table:table-cell table:style-name="ce30" office:value-type="float" office:value="0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95.171559791788">
            <text:p>95,2</text:p>
          </table:table-cell>
          <table:table-cell table:style-name="ce30" office:value-type="float" office:value="0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224.200270922742">
            <text:p>224,2</text:p>
          </table:table-cell>
          <table:table-cell table:style-name="ce30" office:value-type="float" office:value="0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232.559534672865">
            <text:p>232,6</text:p>
          </table:table-cell>
          <table:table-cell table:style-name="ce30" office:value-type="float" office:value="0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68.014651836394">
            <text:p>168,0</text:p>
          </table:table-cell>
          <table:table-cell table:style-name="ce30" office:value-type="float" office:value="0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12.645716496414">
            <text:p>112,6</text:p>
          </table:table-cell>
          <table:table-cell table:style-name="ce30" office:value-type="float" office:value="0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51.344897913887">
            <text:p>151,3</text:p>
          </table:table-cell>
          <table:table-cell table:style-name="ce30" office:value-type="float" office:value="0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31.187887552993">
            <text:p>131,2</text:p>
          </table:table-cell>
          <table:table-cell table:style-name="ce30" office:value-type="float" office:value="0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40.614644544245">
            <text:p>140,6</text:p>
          </table:table-cell>
          <table:table-cell table:style-name="ce30" office:value-type="float" office:value="0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45.587269882348">
            <text:p>145,6</text:p>
          </table:table-cell>
          <table:table-cell table:style-name="ce30" office:value-type="float" office:value="0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45.327810220508">
            <text:p>145,3</text:p>
          </table:table-cell>
          <table:table-cell table:style-name="ce30" office:value-type="float" office:value="0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81.9998606317177">
            <text:p>82,0</text:p>
          </table:table-cell>
          <table:table-cell table:style-name="ce30" office:value-type="float" office:value="0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59.121231525746">
            <text:p>159,1</text:p>
          </table:table-cell>
          <table:table-cell table:style-name="ce30" office:value-type="float" office:value="0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99.5156216322709">
            <text:p>99,5</text:p>
          </table:table-cell>
          <table:table-cell table:style-name="ce30" office:value-type="float" office:value="0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97.2734790758531">
            <text:p>97,3</text:p>
          </table:table-cell>
          <table:table-cell table:style-name="ce30" office:value-type="float" office:value="0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90.7043322562482">
            <text:p>90,7</text:p>
          </table:table-cell>
          <table:table-cell table:style-name="ce30" office:value-type="float" office:value="0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71.1401012132534">
            <text:p>71,1</text:p>
          </table:table-cell>
          <table:table-cell table:style-name="ce30" office:value-type="float" office:value="0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59.5326940504205">
            <text:p>59,5</text:p>
          </table:table-cell>
          <table:table-cell table:style-name="ce30" office:value-type="float" office:value="0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62.6552759814">
            <text:p>162,7</text:p>
          </table:table-cell>
          <table:table-cell table:style-name="ce30" office:value-type="float" office:value="0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241.561489970745">
            <text:p>241,6</text:p>
          </table:table-cell>
          <table:table-cell table:style-name="ce30" office:value-type="float" office:value="0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00.139701059702">
            <text:p>100,1</text:p>
          </table:table-cell>
          <table:table-cell table:style-name="ce30" office:value-type="float" office:value="0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80.966425485119">
            <text:p>181,0</text:p>
          </table:table-cell>
          <table:table-cell table:style-name="ce30" office:value-type="float" office:value="0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71.7650746851301">
            <text:p>71,8</text:p>
          </table:table-cell>
          <table:table-cell table:style-name="ce30" office:value-type="float" office:value="0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59.598584842686">
            <text:p>159,6</text:p>
          </table:table-cell>
          <table:table-cell table:style-name="ce30" office:value-type="float" office:value="0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217.863807953973">
            <text:p>217,9</text:p>
          </table:table-cell>
          <table:table-cell table:style-name="ce30" office:value-type="float" office:value="0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01.741050073077">
            <text:p>101,7</text:p>
          </table:table-cell>
          <table:table-cell table:style-name="ce30" office:value-type="float" office:value="0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65.4154475638284">
            <text:p>65,4</text:p>
          </table:table-cell>
          <table:table-cell table:style-name="ce30" office:value-type="float" office:value="0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304.188817225789">
            <text:p>304,2</text:p>
          </table:table-cell>
          <table:table-cell table:style-name="ce30" office:value-type="float" office:value="0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02.908406122174">
            <text:p>102,9</text:p>
          </table:table-cell>
          <table:table-cell table:style-name="ce30" office:value-type="float" office:value="0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80.353880971119">
            <text:p>180,4</text:p>
          </table:table-cell>
          <table:table-cell table:style-name="ce30" office:value-type="float" office:value="0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97.7392513817568">
            <text:p>97,7</text:p>
          </table:table-cell>
          <table:table-cell table:style-name="ce30" office:value-type="float" office:value="0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94.8709992547063">
            <text:p>94,9</text:p>
          </table:table-cell>
          <table:table-cell table:style-name="ce30" office:value-type="float" office:value="0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24.973778431574">
            <text:p>125,0</text:p>
          </table:table-cell>
          <table:table-cell table:style-name="ce30" office:value-type="float" office:value="0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70.2755160519791">
            <text:p>70,3</text:p>
          </table:table-cell>
          <table:table-cell table:style-name="ce30" office:value-type="float" office:value="0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79.546320519592">
            <text:p>179,5</text:p>
          </table:table-cell>
          <table:table-cell table:style-name="ce30" office:value-type="float" office:value="0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14.417558604425">
            <text:p>114,4</text:p>
          </table:table-cell>
          <table:table-cell table:style-name="ce30" office:value-type="float" office:value="0">
            <text:p>#VALUE!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00.642397104144">
            <text:p>100,6</text:p>
          </table:table-cell>
          <table:table-cell table:style-name="ce30" office:value-type="float" office:value="0">
            <text:p>#VALUE!</text:p>
          </table:table-cell>
          <table:table-cell table:number-columns-repeated="243"/>
          <table:table-cell table:style-name="ce35"/>
        </table:table-row>
        <table:table-row table:style-name="ro1" table:number-rows-repeated="51">
          <table:table-cell table:number-columns-repeated="255"/>
          <table:table-cell table:style-name="ce35"/>
        </table:table-row>
        <table:table-row table:style-name="ro1" table:number-rows-repeated="1048237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>
        <table:named-range table:name="obLibs" table:base-cell-address="$'Load Libs'.$A$1" table:cell-range-address="$'Load Libs'.$E$1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/>
      <number:text> </number:text>
    </number:number-style>
    <number:number-style style:name="N109"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</number:text>
    </number:number-style>
    <number:number-style style:name="N117P1" style:volatile="true">
      <number:text> (</number:text>
      <number:number number:decimal-places="0" number:min-integer-digits="1" number:grouping="true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</number:text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$</number:text>
      <number:number number:decimal-places="2" number:min-integer-digits="1" number:grouping="true"/>
      <number:text> </number:text>
    </number:number-style>
    <number:number-style style:name="N129P1" style:volatile="true">
      <number:text> $(</number:text>
      <number:number number:decimal-places="2" number:min-integer-digits="1" number:grouping="true"/>
      <number:text>)</number:text>
    </number:number-style>
    <number:number-style style:name="N129P2" style:volatile="true">
      <number:text> $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text>€ </number:text>
      <number:number number:decimal-places="0" number:min-integer-digits="1" number:grouping="true"/>
    </number:number-style>
    <number:number-style style:name="N135">
      <number:text>-€ </number:text>
      <number:number number:decimal-places="0" number:min-integer-digits="1" number:grouping="true"/>
      <style:map style:condition="value()&gt;=0" style:apply-style-name="N135P0"/>
    </number:number-style>
    <number:number-style style:name="N136P0" style:volatile="true">
      <number:text>€ </number:text>
      <number:number number:decimal-places="0" number:min-integer-digits="1" number:grouping="true"/>
    </number:number-style>
    <number:number-style style:name="N136">
      <style:text-properties fo:color="#ff0000"/>
      <number:text>-€ </number:text>
      <number:number number:decimal-places="0" number:min-integer-digits="1" number:grouping="true"/>
      <style:map style:condition="value()&gt;=0" style:apply-style-name="N136P0"/>
    </number:number-style>
    <number:number-style style:name="N138P0" style:volatile="true">
      <number:text>€ </number:text>
      <number:number number:decimal-places="2" number:min-integer-digits="1" number:grouping="true"/>
    </number:number-style>
    <number:number-style style:name="N138">
      <number:text>-€ </number:text>
      <number:number number:decimal-places="2" number:min-integer-digits="1" number:grouping="true"/>
      <style:map style:condition="value()&gt;=0" style:apply-style-name="N138P0"/>
    </number:number-style>
    <number:number-style style:name="N139P0" style:volatile="true">
      <number:text>€ </number:text>
      <number:number number:decimal-places="2" number:min-integer-digits="1" number:grouping="true"/>
    </number:number-style>
    <number:number-style style:name="N139">
      <style:text-properties fo:color="#ff0000"/>
      <number:text>-€ </number:text>
      <number:number number:decimal-places="2" number:min-integer-digits="1" number:grouping="true"/>
      <style:map style:condition="value()&gt;=0" style:apply-style-name="N139P0"/>
    </number:number-style>
    <number:number-style style:name="N143P0" style:volatile="true">
      <number:text> € </number:text>
      <number:number number:decimal-places="0" number:min-integer-digits="1" number:grouping="true"/>
      <number:text> </number:text>
    </number:number-style>
    <number:number-style style:name="N143P1" style:volatile="true">
      <number:text>-€ </number:text>
      <number:number number:decimal-places="0" number:min-integer-digits="1" number:grouping="true"/>
      <number:text> </number:text>
    </number:number-style>
    <number:number-style style:name="N143P2" style:volatile="true">
      <number:text> € 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5P0" style:volatile="true">
      <number:number number:decimal-places="0" number:min-integer-digits="1" number:grouping="true"/>
      <number:text> </number:text>
    </number:number-style>
    <number:number-style style:name="N145P1" style:volatile="true">
      <number:text>-</number:text>
      <number:number number:decimal-places="0" number:min-integer-digits="1" number:grouping="true"/>
      <number:text> </number:text>
    </number:number-style>
    <number:number-style style:name="N145P2" style:volatile="true">
      <number:text> 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€ </number:text>
      <number:number number:decimal-places="2" number:min-integer-digits="1" number:grouping="true"/>
      <number:text> </number:text>
    </number:number-style>
    <number:number-style style:name="N149P1" style:volatile="true">
      <number:text>-€ </number:text>
      <number:number number:decimal-places="2" number:min-integer-digits="1" number:grouping="true"/>
      <number:text> </number:text>
    </number:number-style>
    <number:number-style style:name="N149P2" style:volatile="true">
      <number:text> € 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number number:decimal-places="2" number:min-integer-digits="1" number:grouping="true"/>
      <number:text> </number:text>
    </number:number-style>
    <number:number-style style:name="N151P1" style:volatile="true">
      <number:text>-</number:text>
      <number:number number:decimal-places="2" number:min-integer-digits="1" number:grouping="true"/>
      <number:text> </number:text>
    </number:number-style>
    <number:number-style style:name="N151P2" style:volatile="true">
      <number:text> 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">
      <number:number number:decimal-places="3" number:min-integer-digits="1"/>
    </number:number-style>
    <number:number-style style:name="N153">
      <number:number number:decimal-places="1" number:min-integer-digits="1"/>
    </number:number-style>
    <number:date-style style:name="N10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7" number:language="de" number:country="DE">
      <number:day number:style="long"/>
      <number:text>. </number:text>
      <number:month number:textual="true"/>
    </number:date-style>
    <number:date-style style:name="N10108" number:language="de" number:country="DE">
      <number:month number:textual="true"/>
      <number:text> </number:text>
      <number:year/>
    </number:date-style>
    <number:time-style style:name="N10109" number:language="de" number:country="DE">
      <number:hours/>
      <number:text>:</number:text>
      <number:minutes number:style="long"/>
      <number:text> </number:text>
      <number:am-pm/>
    </number:time-style>
    <number:time-style style:name="N10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de" number:country="DE">
      <number:number number:decimal-places="0" number:min-integer-digits="1" number:grouping="true"/>
      <number:text>   </number:text>
    </number:number-style>
    <number:number-style style:name="N10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de" number:country="DE">
      <number:number number:decimal-places="0" number:min-integer-digits="1" number:grouping="true"/>
      <number:text>   </number:text>
    </number:number-style>
    <number:number-style style:name="N10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de" number:country="DE">
      <number:number number:decimal-places="2" number:min-integer-digits="1" number:grouping="true"/>
      <number:text>   </number:text>
    </number:number-style>
    <number:number-style style:name="N10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2" number:min-integer-digits="1" number:grouping="true"/>
      <number:text>   </number:text>
    </number:number-style>
    <number:number-style style:name="N10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de" number:country="DE">
      <number:number number:decimal-places="0" number:min-integer-digits="1" number:grouping="true"/>
      <number:text> €</number:text>
    </number:number-style>
    <number:number-style style:name="N10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integer-digits="1" number:grouping="true"/>
      <number:text> €</number:text>
    </number:number-style>
    <number:number-style style:name="N10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integer-digits="1" number:grouping="true"/>
      <number:text> €</number:text>
    </number:number-style>
    <number:number-style style:name="N10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integer-digits="1" number:grouping="true"/>
      <number:text> €</number:text>
    </number:number-style>
    <number:number-style style:name="N10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style:rotation-align="none"/>
      <style:text-properties style:font-name="Arial1" style:font-name-asian="SimSun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Percent" style:display-name="Excel_BuiltIn_Percent" style:family="table-cell" style:parent-style-name="Default" style:data-style-name="N10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30">00.00.0000</text:date>, <text:time style:data-style-name="N2" text:time-value="0000-00-00T18:26:08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Load_20_Libs" style:display-name="PageStyle_Load Lib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nteCarloBlackScholes" style:display-name="PageStyle_MonteCarloBlackSchol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6-30T18:29:47</dc:date>
    <meta:generator>LibreOffice/4.0.3.3$MacOSX_x86 LibreOffice_project/0eaa50a932c8f2199a615e1eb30f7ac74279539</meta:generator>
    <meta:editing-duration>PT10M9S</meta:editing-duration>
    <meta:editing-cycles>12</meta:editing-cycles>
    <meta:document-statistic meta:table-count="2" meta:cell-count="577" meta:object-count="2"/>
  </office:meta>
</office:document-meta>
</file>

<file path=Basic/Standard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Sub Sheet1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heet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53">
      <number:number number:decimal-places="1" number:min-integer-digits="1"/>
    </number:number-style>
    <style:style style:name="ch1" style:family="chart">
      <style:graphic-properties draw:stroke="solid" draw:fill-color="#c0c0c0"/>
    </style:style>
    <style:style style:name="ch2" style:family="chart">
      <style:text-properties fo:color="#000000" fo:font-size="8pt" style:font-size-asian="8pt" style:font-family-complex="Arial" style:font-size-complex="8pt"/>
    </style:style>
    <style:style style:name="ch3" style:family="chart">
      <style:chart-properties chart:symbol-type="automatic" chart:treat-empty-cells="ignore"/>
    </style:style>
    <style:style style:name="ch4" style:family="chart" style:data-style-name="N153">
      <style:chart-properties chart:display-label="true" chart:logarithmic="false" chart:reverse-direction="false" text:line-break="false" chart:axis-position="0" chart:axis-label-position="outside-start" chart:tick-mark-position="at-axis"/>
      <style:text-properties fo:color="#000000" fo:font-size="8pt" style:font-size-asian="8pt" style:font-family-complex="Arial" style:font-size-complex="8pt"/>
    </style:style>
    <style:style style:name="ch5" style:family="chart" style:data-style-name="N153">
      <style:chart-properties chart:symbol-type="named-symbol" chart:symbol-name="diamond" chart:symbol-width="0.176cm" chart:symbol-height="0.176cm"/>
      <style:graphic-properties draw:stroke="none" svg:stroke-color="#000080" draw:fill-color="#000080"/>
      <style:text-properties fo:font-size="10pt" style:font-size-asian="10pt" style:font-size-complex="10pt"/>
    </style:style>
    <style:style style:name="ch6" style:family="chart">
      <style:graphic-properties draw:stroke="solid" svg:stroke-width="0.035cm" svg:stroke-color="#808080" draw:fill="solid" draw:fill-color="#ffffff"/>
    </style:style>
    <style:style style:name="ch7" style:family="chart">
      <style:graphic-properties draw:fill-color="#d9d9d9"/>
    </style:style>
  </office:automatic-styles>
  <office:body>
    <office:chart>
      <chart:chart svg:width="8.365cm" svg:height="5.933cm" xlink:href=".." xlink:type="simple" chart:class="chart:scatter" chart:style-name="ch1">
        <chart:title svg:x="2.71cm" svg:y="0.25cm" chart:style-name="ch2">
          <text:p>Product Payoff</text:p>
        </chart:title>
        <chart:plot-area chart:style-name="ch3" table:cell-range-address="MonteCarloBlackScholes.K38:MonteCarloBlackScholes.L287" svg:x="0.358cm" svg:y="1.069cm" svg:width="7.895cm" svg:height="4.5cm">
          <chartooo:coordinate-region svg:x="1.163cm" svg:y="1.231cm" svg:width="6.73cm" svg:height="3.765cm"/>
          <chart:axis chart:dimension="x" chart:name="primary-x" chart:style-name="ch4"/>
          <chart:axis chart:dimension="y" chart:name="primary-y" chart:style-name="ch4">
            <chart:grid chart:class="major"/>
          </chart:axis>
          <chart:series chart:style-name="ch5" chart:values-cell-range-address="MonteCarloBlackScholes.L38:MonteCarloBlackScholes.L287" chart:class="chart:scatter">
            <chart:domain table:cell-range-address="MonteCarloBlackScholes.K38:MonteCarloBlackScholes.K287"/>
            <chart:data-point chart:repeated="25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4.7962632612591">
                <text:p>74.7962632612591</text:p>
                <draw:g>
                  <svg:desc>MonteCarloBlackScholes.K38:MonteCarloBlackScholes.K287</svg:desc>
                </draw:g>
              </table:table-cell>
              <table:table-cell office:value-type="float" office:value="NaN">
                <text:p>NaN</text:p>
                <draw:g>
                  <svg:desc>MonteCarloBlackScholes.L38:MonteCarloBlackScholes.L28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3.0083693371148">
                <text:p>93.00836933711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2.4262587259132">
                <text:p>52.42625872591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.46520306894">
                <text:p>100.465203068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7.248319797215">
                <text:p>207.2483197972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0.133257533941">
                <text:p>110.1332575339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6.0942593329034">
                <text:p>56.09425933290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7.8578868500795">
                <text:p>67.85788685007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6.881510090612">
                <text:p>146.8815100906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4.398092909264">
                <text:p>124.3980929092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6.7542114904943">
                <text:p>46.75421149049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1.7141636934347">
                <text:p>81.71416369343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.2159537264171">
                <text:p>50.21595372641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4.210988212773">
                <text:p>114.2109882127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0.50491795766">
                <text:p>130.504917957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8.852201318182">
                <text:p>108.8522013181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1.503347546183">
                <text:p>141.5033475461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6.6843629666837">
                <text:p>76.68436296668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8.8155741582596">
                <text:p>98.81557415825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71.766793243928">
                <text:p>171.7667932439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9.3025363614558">
                <text:p>79.30253636145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41.207713509102">
                <text:p>141.207713509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6.331328827297">
                <text:p>206.3313288272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5.625811971512">
                <text:p>125.6258119715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7.2423664455184">
                <text:p>67.24236644551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7.326224866528">
                <text:p>207.3262248665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5.438832050284">
                <text:p>125.4388320502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8.2558264600366">
                <text:p>68.25582646003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1.1923261073962">
                <text:p>81.19232610739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6.6894635621295">
                <text:p>96.68946356212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9.8799597918084">
                <text:p>79.87995979180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0.281796941079">
                <text:p>90.2817969410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2.3130060600819">
                <text:p>82.31300606008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70.495630163657">
                <text:p>170.4956301636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5.8251786526677">
                <text:p>55.82517865266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0.189127855455">
                <text:p>110.1891278554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3.664665145091">
                <text:p>113.6646651450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7.6207043192276">
                <text:p>87.62070431922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3.760470296769">
                <text:p>103.7604702967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5.024123327939">
                <text:p>125.0241233279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16.219255988081">
                <text:p>116.2192559880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15.63188578468">
                <text:p>115.631885784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07.386709651934">
                <text:p>207.3867096519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9.296164426705">
                <text:p>139.2961644267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8.519669073286">
                <text:p>88.5196690732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8.093019823173">
                <text:p>88.0930198231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4.3533854910831">
                <text:p>74.35338549108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2.480976674788">
                <text:p>142.4809766747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1.423815976731">
                <text:p>101.4238159767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2.3296039349693">
                <text:p>72.32960393496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62.504708952053">
                <text:p>162.5047089520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2.7661945227537">
                <text:p>82.76619452275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44.865929241184">
                <text:p>144.8659292411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6.2615244006372">
                <text:p>96.26152440063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34.708516620132">
                <text:p>134.7085166201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29.454698009819">
                <text:p>129.4546980098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8.1565830796878">
                <text:p>88.15658307968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0.199088295267">
                <text:p>60.1990882952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6.137153901335">
                <text:p>36.1371539013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20.925924556398">
                <text:p>120.9259245563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2.044848393887">
                <text:p>122.0448483938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79.653777761545">
                <text:p>179.6537777615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2.8710605912711">
                <text:p>82.87106059127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54.037719032488">
                <text:p>154.0377190324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0.3010238953646">
                <text:p>80.30102389536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7.9453292667369">
                <text:p>57.94532926673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5.6668564244163">
                <text:p>75.66685642441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9.9726344181769">
                <text:p>69.97263441817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14.255849380964">
                <text:p>114.2558493809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28.53632438749">
                <text:p>128.536324387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9.171444710521">
                <text:p>109.1714447105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7.4592652281536">
                <text:p>57.45926522815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6.9917502948328">
                <text:p>46.99175029483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0.2137851414631">
                <text:p>70.21378514146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1.694702106407">
                <text:p>101.6947021064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4.4862695066843">
                <text:p>94.48626950668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5.9923963906069">
                <text:p>95.99239639060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8.314910633484">
                <text:p>158.3149106334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2.5986126517171">
                <text:p>72.59861265171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1.2298672942391">
                <text:p>61.22986729423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1.9696838129268">
                <text:p>61.96968381292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45.703667534824">
                <text:p>145.7036675348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23.555453501971">
                <text:p>123.5554535019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9.5675965682806">
                <text:p>99.56759656828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18.090770064678">
                <text:p>118.0907700646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6.2893074379934">
                <text:p>56.28930743799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5.7775886340231">
                <text:p>65.77758863402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5.7472408530648">
                <text:p>75.74724085306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74.061641099234">
                <text:p>174.0616410992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46.518636692537">
                <text:p>146.5186366925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7.25280446272">
                <text:p>107.252804462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3.2063127228529">
                <text:p>73.20631272285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5.9888170632986">
                <text:p>45.98881706329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0.0968890445485">
                <text:p>70.09688904454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36.545069603253">
                <text:p>136.5450696032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30.025809083941">
                <text:p>130.0258090839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95.500044548888">
                <text:p>295.5000445488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44.170374119769">
                <text:p>244.1703741197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2.7263154689112">
                <text:p>52.72631546891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9.1049186840608">
                <text:p>89.10491868406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58.762575225563">
                <text:p>158.7625752255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13.58503826352">
                <text:p>113.585038263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79.774739290565">
                <text:p>179.7747392905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94.2226050231473">
                <text:p>94.22260502314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51.593234198625">
                <text:p>151.593234198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37.520829634888">
                <text:p>137.5208296348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45.347262681513">
                <text:p>145.3472626815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88.1152164262714">
                <text:p>88.11521642627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2.4582384076357">
                <text:p>82.45823840763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30.613811214164">
                <text:p>130.6138112141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58.65037413175">
                <text:p>158.650374131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93.239401638636">
                <text:p>293.2394016386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38.569205204937">
                <text:p>138.5692052049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85.9616298739304">
                <text:p>85.96162987393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62.421692020174">
                <text:p>162.4216920201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2.0167937967265">
                <text:p>62.01679379672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50.777854129767">
                <text:p>150.7778541297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98.2940605159585">
                <text:p>98.29406051595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6.2868177540281">
                <text:p>36.28681775402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82.7857344048162">
                <text:p>82.78573440481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98.5117069906753">
                <text:p>98.51170699067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9.5616676301151">
                <text:p>39.56166763011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71.045651893504">
                <text:p>171.0456518935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78.166215581259">
                <text:p>178.1662155812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97.9657875453755">
                <text:p>97.96578754537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0.875459328114">
                <text:p>60.8754593281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9.042786991367">
                <text:p>129.0427869913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92.0450601047413">
                <text:p>92.04506010474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75.415819656737">
                <text:p>175.4158196567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45.207359320536">
                <text:p>145.2073593205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29.093098462766">
                <text:p>129.0930984627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55.16605008868">
                <text:p>155.166050088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02.925371889634">
                <text:p>102.9253718896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48.433477968875">
                <text:p>248.433477968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66.754725636369">
                <text:p>166.7547256363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96.7846481768852">
                <text:p>96.78464817688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11.820139544036">
                <text:p>111.8201395440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82.5364280090986">
                <text:p>82.53642800909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23.661108014523">
                <text:p>123.6611080145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3.612490293303">
                <text:p>133.6124902933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17.412191914897">
                <text:p>117.4121919148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82.063710870812">
                <text:p>182.0637108708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56.482702679428">
                <text:p>156.4827026794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16.167706001539">
                <text:p>116.1677060015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99.461150358714">
                <text:p>199.4611503587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63.6777218955417">
                <text:p>63.67772189554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09.224466311814">
                <text:p>209.2244663118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07.03767609872">
                <text:p>107.037676098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23.148348637961">
                <text:p>223.1483486379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36.600683283844">
                <text:p>236.6006832838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83.3662537011542">
                <text:p>83.36625370115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05.64145346462">
                <text:p>105.641453464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2.6984371376466">
                <text:p>72.69843713764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23.683209872482">
                <text:p>123.6832098724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92.3487554512827">
                <text:p>92.34875545128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91.8294041057357">
                <text:p>91.82940410573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06.753925956393">
                <text:p>206.7539259563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03.481664614254">
                <text:p>103.4816646142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24.049190956153">
                <text:p>124.0491909561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63.6357278028717">
                <text:p>63.63572780287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06.892365723798">
                <text:p>106.8923657237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92.733893447757">
                <text:p>192.7338934477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77.1006354444901">
                <text:p>77.10063544449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1.3067356912759">
                <text:p>41.30673569127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45.254745328985">
                <text:p>145.2547453289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88.067404176016">
                <text:p>188.067404176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90.6212636990629">
                <text:p>90.62126369906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28.233160127836">
                <text:p>328.2331601278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25.367906932633">
                <text:p>125.3679069326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12.762075710267">
                <text:p>112.7620757102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59.783692366855">
                <text:p>259.7836923668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62.875361284853">
                <text:p>162.8753612848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.981004376676">
                <text:p>172.9810043766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3.605200846338">
                <text:p>83.6052008463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65.612303891797">
                <text:p>165.6123038917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98.624982323343">
                <text:p>198.6249823233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42.212494826334">
                <text:p>142.2124948263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25.354467244081">
                <text:p>125.3544672440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23.362613773586">
                <text:p>123.3626137735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92.360629794318">
                <text:p>292.3606297943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6.194951924727">
                <text:p>86.1949519247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2.2027261671045">
                <text:p>92.20272616710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73.888791973262">
                <text:p>173.8887919732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75.852102738592">
                <text:p>175.8521027385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11.944754139151">
                <text:p>111.9447541391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30.00608065573">
                <text:p>130.006080655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51.69131305244">
                <text:p>151.691313052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31.844128690469">
                <text:p>131.8441286904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76.8028998742767">
                <text:p>76.80289987427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02.152519258671">
                <text:p>102.1525192586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11.271857214316">
                <text:p>111.2718572143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16.627162867698">
                <text:p>116.6271628676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69.1751587900028">
                <text:p>69.1751587900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7.7845885917675">
                <text:p>47.78458859176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85.9348193136452">
                <text:p>85.93481931364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10.895441240116">
                <text:p>210.8954412401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17.233986268219">
                <text:p>117.2339862682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58.1458496709065">
                <text:p>58.14584967090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18.482466836434">
                <text:p>118.4824668364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21.733848962334">
                <text:p>121.7338489623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95.5258048379637">
                <text:p>95.52580483796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0.333780485441">
                <text:p>200.3337804854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19.76125838157">
                <text:p>219.761258381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67.0144033825427">
                <text:p>67.01440338254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13.016359566601">
                <text:p>213.0163595666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31.330815664331">
                <text:p>231.3308156643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66.5269318823905">
                <text:p>66.52693188239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65.1035919783335">
                <text:p>65.10359197833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88.389402074651">
                <text:p>188.3894020746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86.6053112169075">
                <text:p>86.60531121690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49.615796506072">
                <text:p>149.6157965060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76.6794398198706">
                <text:p>76.67943981987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72.7402783210887">
                <text:p>72.74027832108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94.435170008867">
                <text:p>294.4351700088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95.171559791788">
                <text:p>95.1715597917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24.200270922742">
                <text:p>224.2002709227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32.559534672865">
                <text:p>232.5595346728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68.014651836394">
                <text:p>168.0146518363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12.645716496414">
                <text:p>112.6457164964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51.344897913887">
                <text:p>151.3448979138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31.187887552993">
                <text:p>131.1878875529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40.614644544245">
                <text:p>140.6146445442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45.587269882348">
                <text:p>145.5872698823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45.327810220508">
                <text:p>145.3278102205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81.9998606317177">
                <text:p>81.99986063171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59.121231525746">
                <text:p>159.1212315257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99.5156216322709">
                <text:p>99.51562163227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97.2734790758531">
                <text:p>97.27347907585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90.7043322562482">
                <text:p>90.70433225624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71.1401012132534">
                <text:p>71.14010121325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59.5326940504205">
                <text:p>59.53269405042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62.6552759814">
                <text:p>162.65527598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41.561489970745">
                <text:p>241.5614899707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00.139701059702">
                <text:p>100.1397010597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80.966425485119">
                <text:p>180.9664254851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71.7650746851301">
                <text:p>71.76507468513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59.598584842686">
                <text:p>159.5985848426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17.863807953973">
                <text:p>217.8638079539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01.741050073077">
                <text:p>101.7410500730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65.4154475638284">
                <text:p>65.41544756382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04.188817225789">
                <text:p>304.1888172257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02.908406122174">
                <text:p>102.9084061221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80.353880971119">
                <text:p>180.3538809711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97.7392513817568">
                <text:p>97.73925138175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94.8709992547063">
                <text:p>94.87099925470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24.973778431574">
                <text:p>124.9737784315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70.2755160519791">
                <text:p>70.27551605197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79.546320519592">
                <text:p>179.5463205195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14.417558604425">
                <text:p>114.417558604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00.642397104144">
                <text:p>100.64239710414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MacOSX_x86 LibreOffice_project/0eaa50a932c8f2199a615e1eb30f7ac7427953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